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D" style:family="table-column">
      <style:table-column-properties style:column-width="1.625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2" style:family="table">
      <style:table-properties style:width="5.7569in" fo:margin-left="0.3715in" table:align="left" style:writing-mode="lr-tb"/>
    </style:style>
    <style:style style:name="Table2.A" style:family="table-column">
      <style:table-column-properties style:column-width="1.9375in"/>
    </style:style>
    <style:style style:name="Table2.B" style:family="table-column">
      <style:table-column-properties style:column-width="3.8194in"/>
    </style:style>
    <style:style style:name="Table2.1" style:family="table-row">
      <style:table-row-properties style:min-row-height="0.1694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1993in" fo:keep-together="auto"/>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 style:family="table-row">
      <style:table-row-properties style:min-row-height="0.1583in" fo:keep-together="auto"/>
    </style:style>
    <style:style style:name="Table2.8" style:family="table-row">
      <style:table-row-properties style:min-row-height="0.1681in" fo:keep-together="auto"/>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625in"/>
    </style:style>
    <style:style style:name="Table4.C" style:family="table-column">
      <style:table-column-properties style:column-width="0.375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625in"/>
    </style:style>
    <style:style style:name="Table5.C" style:family="table-column">
      <style:table-column-properties style:column-width="0.375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625in"/>
    </style:style>
    <style:style style:name="Table6.C" style:family="table-column">
      <style:table-column-properties style:column-width="0.375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table-properties style:width="6.5104in" fo:margin-left="0in" table:align="left" style:writing-mode="lr-tb"/>
    </style:style>
    <style:style style:name="Table7.A" style:family="table-column">
      <style:table-column-properties style:column-width="1.875in"/>
    </style:style>
    <style:style style:name="Table7.B" style:family="table-column">
      <style:table-column-properties style:column-width="1.5625in"/>
    </style:style>
    <style:style style:name="Table7.C" style:family="table-column">
      <style:table-column-properties style:column-width="0.375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table-properties style:width="6.5104in" fo:margin-left="0in" table:align="left" style:writing-mode="lr-tb"/>
    </style:style>
    <style:style style:name="Table8.A" style:family="table-column">
      <style:table-column-properties style:column-width="1.875in"/>
    </style:style>
    <style:style style:name="Table8.B" style:family="table-column">
      <style:table-column-properties style:column-width="1.5625in"/>
    </style:style>
    <style:style style:name="Table8.C" style:family="table-column">
      <style:table-column-properties style:column-width="0.375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P1" style:family="paragraph" style:parent-style-name="Table_20_Contents">
      <style:text-properties officeooo:rsid="0003d47d" officeooo:paragraph-rsid="0003d47d"/>
    </style:style>
    <style:style style:name="P2" style:family="paragraph" style:parent-style-name="Table_20_Contents">
      <style:paragraph-properties fo:text-align="center" style:justify-single-word="false"/>
      <style:text-properties officeooo:rsid="0003d47d" officeooo:paragraph-rsid="0003d47d"/>
    </style:style>
    <style:style style:name="P3" style:family="paragraph" style:parent-style-name="Table_20_Contents">
      <style:text-properties officeooo:rsid="000511c0" officeooo:paragraph-rsid="0003d47d"/>
    </style:style>
    <style:style style:name="P4" style:family="paragraph" style:parent-style-name="Table_20_Contents">
      <style:paragraph-properties fo:text-align="center" style:justify-single-word="false"/>
    </style:style>
    <style:style style:name="P5" style:family="paragraph" style:parent-style-name="Footer">
      <style:text-properties officeooo:rsid="00036740" officeooo:paragraph-rsid="00036740"/>
    </style:style>
    <style:style style:name="P6" style:family="paragraph" style:parent-style-name="Contents_20_2">
      <style:paragraph-properties>
        <style:tab-stops>
          <style:tab-stop style:position="6.5in" style:type="right" style:leader-style="dotted" style:leader-tex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style:font-name="Arial" fo:font-size="18pt" fo:font-weight="bold" style:font-size-asian="18pt" style:font-weight-asian="bold" style:font-name-complex="Arial" style:font-size-complex="18pt"/>
    </style:style>
    <style:style style:name="P10"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1"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2"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end" style:justify-single-word="false"/>
      <style:text-properties fo:font-size="11pt" style:font-size-asian="11pt" style:font-size-complex="11pt"/>
    </style:style>
    <style:style style:name="P15" style:family="paragraph" style:parent-style-name="Standard">
      <style:text-properties fo:color="#ff0000" fo:font-size="11pt" fo:font-style="italic" fo:font-weight="bold" style:font-size-asian="11pt" style:font-style-asian="italic" style:font-weight-asian="bold" style:font-size-complex="11pt"/>
    </style:style>
    <style:style style:name="P16" style:family="paragraph" style:parent-style-name="Standard">
      <style:text-properties fo:color="#ff0000" style:font-size-complex="9pt"/>
    </style:style>
    <style:style style:name="P17" style:family="paragraph" style:parent-style-name="Standard">
      <style:text-properties fo:color="#0000ff" fo:font-style="italic" style:font-style-asian="italic" style:font-style-complex="italic" style:font-weight-complex="bold"/>
    </style:style>
    <style:style style:name="P18" style:family="paragraph" style:parent-style-name="Standard">
      <style:text-properties fo:color="#0000ff" fo:font-style="italic" fo:font-weight="bold" style:font-style-asian="italic" style:font-weight-asian="bold" style:font-style-complex="italic"/>
    </style:style>
    <style:style style:name="P19" style:family="paragraph" style:parent-style-name="Standard">
      <style:text-properties fo:font-size="12pt" style:font-size-asian="12pt" style:font-size-complex="12pt" text:display="none"/>
    </style:style>
    <style:style style:name="P20" style:family="paragraph" style:parent-style-name="Standard">
      <style:paragraph-properties fo:text-align="end" style:justify-single-word="false"/>
    </style:style>
    <style:style style:name="P21" style:family="paragraph" style:parent-style-name="Standard">
      <style:text-properties officeooo:paragraph-rsid="000d21dc"/>
    </style:style>
    <style:style style:name="P22" style:family="paragraph" style:parent-style-name="Standard">
      <style:paragraph-properties fo:break-before="page"/>
    </style:style>
    <style:style style:name="P23"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text-indent="0.5in" style:auto-text-indent="false"/>
      <style:text-properties fo:color="#ff0000" fo:font-size="11pt" fo:font-style="italic" fo:font-weight="bold" style:font-size-asian="11pt" style:font-style-asian="italic" style:font-weight-asian="bold"/>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line-height="100%" fo:orphans="2" fo:widows="2" fo:text-indent="0in" style:auto-text-indent="false"/>
      <style:text-properties fo:color="#ff0000" fo:font-size="11pt" fo:font-style="italic" fo:font-weight="bold" style:font-size-asian="11pt" style:font-style-asian="italic" style:font-weight-asian="bold" style:font-size-complex="11pt"/>
    </style:style>
    <style:style style:name="P28" style:family="paragraph" style:parent-style-name="Standard">
      <style:paragraph-properties fo:margin-left="0.5in" fo:margin-right="-0.5in" fo:line-height="100%" fo:orphans="2" fo:widows="2" fo:text-indent="0in" style:auto-text-indent="false"/>
      <style:text-properties fo:color="#ff0000" fo:font-size="12pt" fo:font-style="italic" fo:font-weight="bold" style:font-size-asian="12pt" style:font-style-asian="italic" style:font-weight-asian="bold"/>
    </style:style>
    <style:style style:name="P29"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30" style:family="paragraph" style:parent-style-name="Standard">
      <style:paragraph-properties fo:margin-left="0.3752in" fo:margin-right="0in" fo:text-indent="0in" style:auto-text-indent="false"/>
    </style:style>
    <style:style style:name="P31" style:family="paragraph" style:parent-style-name="Standard">
      <style:paragraph-properties fo:margin-left="0.75in" fo:margin-right="0in" fo:text-indent="-0.3752in" style:auto-text-indent="false"/>
      <style:text-properties fo:color="#ff0000" fo:font-size="12pt" fo:font-style="italic" fo:font-weight="bold" style:font-size-asian="12pt" style:font-style-asian="italic" style:font-weight-asian="bold" style:font-size-complex="12pt" style:font-weight-complex="bold"/>
    </style:style>
    <style:style style:name="P32" style:family="paragraph" style:parent-style-name="Text_20_body">
      <style:text-properties officeooo:rsid="000511c0" officeooo:paragraph-rsid="000511c0"/>
    </style:style>
    <style:style style:name="P33" style:family="paragraph" style:parent-style-name="Text_20_body">
      <style:text-properties officeooo:rsid="000511c0" officeooo:paragraph-rsid="00074300"/>
    </style:style>
    <style:style style:name="P34" style:family="paragraph" style:parent-style-name="Text_20_body">
      <style:text-properties officeooo:rsid="00089b60" officeooo:paragraph-rsid="00089b60"/>
    </style:style>
    <style:style style:name="P35" style:family="paragraph" style:parent-style-name="Text_20_body">
      <style:text-properties officeooo:rsid="000ba1d6" officeooo:paragraph-rsid="000ba1d6"/>
    </style:style>
    <style:style style:name="P36" style:family="paragraph" style:parent-style-name="Heading">
      <style:text-properties fo:font-size="20pt" style:font-size-asian="20pt" style:font-size-complex="20pt"/>
    </style:style>
    <style:style style:name="P37" style:family="paragraph" style:parent-style-name="Heading">
      <style:text-properties fo:color="#000000" style:font-name-complex="Arial" style:font-size-complex="18pt"/>
    </style:style>
    <style:style style:name="P38" style:family="paragraph" style:parent-style-name="Heading">
      <style:text-properties fo:color="#ff0000" style:font-name-complex="Arial" style:font-size-complex="18pt"/>
    </style:style>
    <style:style style:name="P39" style:family="paragraph" style:parent-style-name="InfoBlue">
      <style:paragraph-properties fo:margin-left="0in" fo:margin-right="0in" fo:text-indent="0in" style:auto-text-indent="false"/>
    </style:style>
    <style:style style:name="P40" style:family="paragraph" style:parent-style-name="Table_20_Heading">
      <style:text-properties officeooo:rsid="0003d47d" officeooo:paragraph-rsid="0003d47d"/>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1">
      <style:text-properties officeooo:paragraph-rsid="00036740"/>
    </style:style>
    <style:style style:name="P44"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45"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46" style:family="paragraph" style:parent-style-name="Text_20_body" style:list-style-name="L1">
      <style:text-properties officeooo:rsid="00089b60" officeooo:paragraph-rsid="00089b60"/>
    </style:style>
    <style:style style:name="P47" style:family="paragraph" style:parent-style-name="Text_20_body" style:list-style-name="L1">
      <style:text-properties officeooo:rsid="00095776" officeooo:paragraph-rsid="00095776"/>
    </style:style>
    <style:style style:name="P48" style:family="paragraph" style:parent-style-name="Text_20_body" style:list-style-name="L2">
      <style:text-properties officeooo:rsid="00095776" officeooo:paragraph-rsid="00095776"/>
    </style:style>
    <style:style style:name="P49" style:family="paragraph" style:parent-style-name="Text_20_body" style:list-style-name="L1">
      <style:text-properties officeooo:rsid="000f1e68" officeooo:paragraph-rsid="000f1e68"/>
    </style:style>
    <style:style style:name="P50" style:family="paragraph" style:parent-style-name="Text_20_body" style:list-style-name="L2">
      <style:text-properties officeooo:paragraph-rsid="00095776"/>
    </style:style>
    <style:style style:name="P51" style:family="paragraph" style:parent-style-name="Text_20_body" style:list-style-name="L3">
      <style:text-properties officeooo:rsid="000ba1d6" officeooo:paragraph-rsid="000ba1d6"/>
    </style:style>
    <style:style style:name="P52"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53"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54" style:family="paragraph" style:parent-style-name="Standard">
      <style:paragraph-properties fo:text-align="center" style:justify-single-word="false"/>
      <style:text-properties style:font-name="Arial" fo:font-size="18pt" fo:font-weight="bold" officeooo:rsid="0003d47d" officeooo:paragraph-rsid="0003d47d" style:font-size-asian="18pt" style:font-weight-asian="bold" style:font-name-complex="Arial" style:font-size-complex="18pt"/>
    </style:style>
    <style:style style:name="P55" style:family="paragraph" style:parent-style-name="Standard">
      <style:text-properties fo:font-size="11pt" fo:font-weight="bold" officeooo:paragraph-rsid="000d21dc" style:font-size-asian="11pt" style:font-weight-asian="bold" style:font-size-complex="11pt"/>
    </style:style>
    <style:style style:name="P56" style:family="paragraph" style:parent-style-name="Standard">
      <style:paragraph-properties fo:text-align="center" style:justify-single-word="false"/>
      <style:text-properties fo:font-size="11pt" fo:font-weight="bold" officeooo:paragraph-rsid="000d21dc" style:font-size-asian="11pt" style:font-weight-asian="bold" style:font-size-complex="11pt"/>
    </style:style>
    <style:style style:name="P57" style:family="paragraph" style:parent-style-name="Standard">
      <style:paragraph-properties fo:text-align="center" style:justify-single-word="false"/>
      <style:text-properties fo:font-size="11pt" fo:font-weight="bold" officeooo:paragraph-rsid="00245976" style:font-size-asian="11pt" style:font-weight-asian="bold" style:font-size-complex="11pt"/>
    </style:style>
    <style:style style:name="P58" style:family="paragraph" style:parent-style-name="Standard">
      <style:paragraph-properties fo:text-align="center" style:justify-single-word="false"/>
      <style:text-properties fo:font-size="11pt" fo:font-weight="bold" officeooo:paragraph-rsid="00257e85" style:font-size-asian="11pt" style:font-weight-asian="bold" style:font-size-complex="11pt"/>
    </style:style>
    <style:style style:name="P59" style:family="paragraph" style:parent-style-name="Standard">
      <style:paragraph-properties fo:text-align="center" style:justify-single-word="false"/>
      <style:text-properties fo:font-size="11pt" fo:font-weight="bold" officeooo:paragraph-rsid="0028d583" style:font-size-asian="11pt" style:font-weight-asian="bold" style:font-size-complex="11pt"/>
    </style:style>
    <style:style style:name="P60" style:family="paragraph" style:parent-style-name="Standard">
      <style:paragraph-properties fo:text-align="center" style:justify-single-word="false"/>
      <style:text-properties fo:font-size="11pt" fo:font-weight="bold" officeooo:paragraph-rsid="00298fe9" style:font-size-asian="11pt" style:font-weight-asian="bold" style:font-size-complex="11pt"/>
    </style:style>
    <style:style style:name="P61" style:family="paragraph" style:parent-style-name="Standard">
      <style:paragraph-properties fo:text-align="center" style:justify-single-word="false"/>
      <style:text-properties fo:font-size="11pt" fo:font-weight="bold" officeooo:paragraph-rsid="002b38db" style:font-size-asian="11pt" style:font-weight-asian="bold" style:font-size-complex="11pt"/>
    </style:style>
    <style:style style:name="P62" style:family="paragraph" style:parent-style-name="Standard">
      <style:text-properties fo:font-size="11pt" fo:font-weight="bold" officeooo:paragraph-rsid="00245976" style:font-size-asian="11pt" style:font-weight-asian="bold" style:font-size-complex="11pt"/>
    </style:style>
    <style:style style:name="P63" style:family="paragraph" style:parent-style-name="Standard">
      <style:text-properties fo:font-size="11pt" fo:font-weight="bold" officeooo:paragraph-rsid="00257e85" style:font-size-asian="11pt" style:font-weight-asian="bold" style:font-size-complex="11pt"/>
    </style:style>
    <style:style style:name="P64" style:family="paragraph" style:parent-style-name="Standard">
      <style:text-properties fo:font-size="11pt" fo:font-weight="bold" officeooo:paragraph-rsid="0028d583" style:font-size-asian="11pt" style:font-weight-asian="bold" style:font-size-complex="11pt"/>
    </style:style>
    <style:style style:name="P65" style:family="paragraph" style:parent-style-name="Standard">
      <style:text-properties fo:font-size="11pt" fo:font-weight="bold" officeooo:paragraph-rsid="00298fe9" style:font-size-asian="11pt" style:font-weight-asian="bold" style:font-size-complex="11pt"/>
    </style:style>
    <style:style style:name="P66" style:family="paragraph" style:parent-style-name="Standard">
      <style:text-properties fo:font-size="11pt" fo:font-weight="bold" officeooo:paragraph-rsid="002b38db" style:font-size-asian="11pt" style:font-weight-asian="bold" style:font-size-complex="11pt"/>
    </style:style>
    <style:style style:name="P67" style:family="paragraph" style:parent-style-name="Standard">
      <style:text-properties fo:font-size="11pt" officeooo:paragraph-rsid="001c7342" style:font-size-asian="11pt" style:font-size-complex="11pt"/>
    </style:style>
    <style:style style:name="P68" style:family="paragraph" style:parent-style-name="Standard">
      <style:paragraph-properties fo:text-align="end" style:justify-single-word="false"/>
      <style:text-properties fo:font-size="11pt" officeooo:paragraph-rsid="00245976" style:font-size-asian="11pt" style:font-size-complex="11pt"/>
    </style:style>
    <style:style style:name="P69" style:family="paragraph" style:parent-style-name="Standard">
      <style:paragraph-properties fo:text-align="end" style:justify-single-word="false"/>
      <style:text-properties fo:font-size="11pt" officeooo:paragraph-rsid="00257e85" style:font-size-asian="11pt" style:font-size-complex="11pt"/>
    </style:style>
    <style:style style:name="P70" style:family="paragraph" style:parent-style-name="Standard">
      <style:paragraph-properties fo:text-align="end" style:justify-single-word="false"/>
      <style:text-properties fo:font-size="11pt" officeooo:paragraph-rsid="0028d583" style:font-size-asian="11pt" style:font-size-complex="11pt"/>
    </style:style>
    <style:style style:name="P71" style:family="paragraph" style:parent-style-name="Standard">
      <style:paragraph-properties fo:text-align="end" style:justify-single-word="false"/>
      <style:text-properties fo:font-size="11pt" officeooo:paragraph-rsid="00298fe9" style:font-size-asian="11pt" style:font-size-complex="11pt"/>
    </style:style>
    <style:style style:name="P72" style:family="paragraph" style:parent-style-name="Standard">
      <style:paragraph-properties fo:text-align="end" style:justify-single-word="false"/>
      <style:text-properties fo:font-size="11pt" officeooo:paragraph-rsid="002b38db" style:font-size-asian="11pt" style:font-size-complex="11pt"/>
    </style:style>
    <style:style style:name="P73" style:family="paragraph" style:parent-style-name="Standard">
      <style:text-properties fo:font-size="11pt" officeooo:paragraph-rsid="00245976" style:font-size-asian="11pt" style:font-size-complex="11pt"/>
    </style:style>
    <style:style style:name="P74" style:family="paragraph" style:parent-style-name="Standard">
      <style:text-properties fo:font-size="11pt" officeooo:paragraph-rsid="00257e85" style:font-size-asian="11pt" style:font-size-complex="11pt"/>
    </style:style>
    <style:style style:name="P75" style:family="paragraph" style:parent-style-name="Standard">
      <style:text-properties fo:font-size="11pt" officeooo:paragraph-rsid="0028d583" style:font-size-asian="11pt" style:font-size-complex="11pt"/>
    </style:style>
    <style:style style:name="P76" style:family="paragraph" style:parent-style-name="Standard">
      <style:text-properties fo:font-size="11pt" officeooo:paragraph-rsid="00298fe9" style:font-size-asian="11pt" style:font-size-complex="11pt"/>
    </style:style>
    <style:style style:name="P77" style:family="paragraph" style:parent-style-name="Standard">
      <style:text-properties fo:font-size="11pt" officeooo:paragraph-rsid="002b38db" style:font-size-asian="11pt" style:font-size-complex="11pt"/>
    </style:style>
    <style:style style:name="P78" style:family="paragraph" style:parent-style-name="Standard">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79" style:family="paragraph" style:parent-style-name="Standard">
      <style:paragraph-properties fo:text-align="center" style:justify-single-word="false"/>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80" style:family="paragraph" style:parent-style-name="Standard">
      <style:paragraph-properties fo:text-align="center" style:justify-single-word="false"/>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81" style:family="paragraph" style:parent-style-name="Standard">
      <style:paragraph-properties fo:text-align="center" style:justify-single-word="false"/>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82" style:family="paragraph" style:parent-style-name="Standard">
      <style:paragraph-properties fo:text-align="center" style:justify-single-word="false"/>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83" style:family="paragraph" style:parent-style-name="Standard">
      <style:paragraph-properties fo:text-align="center" style:justify-single-word="false"/>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84" style:family="paragraph" style:parent-style-name="Standard">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85" style:family="paragraph" style:parent-style-name="Standard">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86" style:family="paragraph" style:parent-style-name="Standard">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87" style:family="paragraph" style:parent-style-name="Standard">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88" style:family="paragraph" style:parent-style-name="Standard" style:list-style-name="L4">
      <style:text-properties fo:color="#000000" fo:font-style="normal" officeooo:rsid="001c7342" officeooo:paragraph-rsid="00245976" style:font-style-asian="normal" style:font-style-complex="normal"/>
    </style:style>
    <style:style style:name="P89" style:family="paragraph" style:parent-style-name="Standard" style:list-style-name="L4">
      <style:text-properties fo:color="#000000" fo:font-style="normal" officeooo:rsid="00227954" officeooo:paragraph-rsid="00245976" style:font-style-asian="normal" style:font-style-complex="normal"/>
    </style:style>
    <style:style style:name="P90" style:family="paragraph" style:parent-style-name="Standard" style:list-style-name="L4">
      <style:text-properties fo:color="#000000" fo:font-style="normal" officeooo:rsid="00245976" officeooo:paragraph-rsid="00245976" style:font-style-asian="normal" style:font-style-complex="normal"/>
    </style:style>
    <style:style style:name="P91" style:family="paragraph" style:parent-style-name="Standard" style:list-style-name="L4">
      <style:text-properties fo:color="#000000" fo:font-style="normal" officeooo:rsid="00257e85" officeooo:paragraph-rsid="00257e85" style:font-style-asian="normal" style:font-style-complex="normal"/>
    </style:style>
    <style:style style:name="P92" style:family="paragraph" style:parent-style-name="Standard" style:list-style-name="L4">
      <style:text-properties fo:color="#000000" fo:font-style="normal" officeooo:rsid="00262a7d" officeooo:paragraph-rsid="00262a7d" style:font-style-asian="normal" style:font-style-complex="normal"/>
    </style:style>
    <style:style style:name="P93" style:family="paragraph" style:parent-style-name="Standard" style:list-style-name="L4">
      <style:text-properties fo:color="#000000" fo:font-style="normal" officeooo:rsid="00262a7d" officeooo:paragraph-rsid="0028d583" style:font-style-asian="normal" style:font-style-complex="normal"/>
    </style:style>
    <style:style style:name="P94" style:family="paragraph" style:parent-style-name="Standard" style:list-style-name="L4">
      <style:text-properties fo:color="#000000" fo:font-style="normal" officeooo:rsid="002777b4" officeooo:paragraph-rsid="002777b4" style:font-style-asian="normal" style:font-style-complex="normal"/>
    </style:style>
    <style:style style:name="P95" style:family="paragraph" style:parent-style-name="Standard" style:list-style-name="L4">
      <style:text-properties fo:color="#000000" fo:font-style="normal" officeooo:rsid="002777b4" officeooo:paragraph-rsid="0028d583" style:font-style-asian="normal" style:font-style-complex="normal"/>
    </style:style>
    <style:style style:name="P96" style:family="paragraph" style:parent-style-name="Standard" style:list-style-name="L4">
      <style:text-properties fo:color="#000000" fo:font-style="normal" officeooo:rsid="00298fe9" officeooo:paragraph-rsid="00298fe9" style:font-style-asian="normal" style:font-style-complex="normal"/>
    </style:style>
    <style:style style:name="P97" style:family="paragraph" style:parent-style-name="Standard" style:list-style-name="L4">
      <style:text-properties fo:color="#000000" fo:font-style="normal" officeooo:rsid="002b38db" officeooo:paragraph-rsid="002b38db" style:font-style-asian="normal" style:font-style-complex="normal"/>
    </style:style>
    <style:style style:name="P98" style:family="paragraph" style:parent-style-name="Standard">
      <style:paragraph-properties fo:text-align="center" style:justify-single-word="false"/>
      <style:text-properties officeooo:paragraph-rsid="00245976"/>
    </style:style>
    <style:style style:name="P99" style:family="paragraph" style:parent-style-name="Standard">
      <style:paragraph-properties fo:text-align="center" style:justify-single-word="false"/>
      <style:text-properties officeooo:paragraph-rsid="00257e85"/>
    </style:style>
    <style:style style:name="P100" style:family="paragraph" style:parent-style-name="Standard">
      <style:paragraph-properties fo:text-align="center" style:justify-single-word="false"/>
      <style:text-properties officeooo:paragraph-rsid="0028d583"/>
    </style:style>
    <style:style style:name="P101" style:family="paragraph" style:parent-style-name="Standard">
      <style:paragraph-properties fo:text-align="center" style:justify-single-word="false"/>
      <style:text-properties officeooo:paragraph-rsid="00298fe9"/>
    </style:style>
    <style:style style:name="P102" style:family="paragraph" style:parent-style-name="Standard">
      <style:paragraph-properties fo:text-align="center" style:justify-single-word="false"/>
      <style:text-properties officeooo:paragraph-rsid="002b38db"/>
    </style:style>
    <style:style style:name="P103" style:family="paragraph" style:parent-style-name="Standard">
      <style:paragraph-properties fo:text-align="end" style:justify-single-word="false"/>
      <style:text-properties officeooo:paragraph-rsid="00245976"/>
    </style:style>
    <style:style style:name="P104" style:family="paragraph" style:parent-style-name="Standard">
      <style:paragraph-properties fo:text-align="end" style:justify-single-word="false"/>
      <style:text-properties officeooo:paragraph-rsid="00257e85"/>
    </style:style>
    <style:style style:name="P105" style:family="paragraph" style:parent-style-name="Standard">
      <style:paragraph-properties fo:text-align="end" style:justify-single-word="false"/>
      <style:text-properties officeooo:paragraph-rsid="0028d583"/>
    </style:style>
    <style:style style:name="P106" style:family="paragraph" style:parent-style-name="Standard">
      <style:paragraph-properties fo:text-align="end" style:justify-single-word="false"/>
      <style:text-properties officeooo:paragraph-rsid="00298fe9"/>
    </style:style>
    <style:style style:name="P107" style:family="paragraph" style:parent-style-name="Standard">
      <style:paragraph-properties fo:text-align="end" style:justify-single-word="false"/>
      <style:text-properties officeooo:paragraph-rsid="002b38db"/>
    </style:style>
    <style:style style:name="P108" style:family="paragraph" style:parent-style-name="Standard">
      <style:text-properties officeooo:paragraph-rsid="001e05c6"/>
    </style:style>
    <style:style style:name="P109" style:family="paragraph" style:parent-style-name="Standard">
      <style:text-properties officeooo:paragraph-rsid="00245976"/>
    </style:style>
    <style:style style:name="P110" style:family="paragraph" style:parent-style-name="Standard">
      <style:text-properties officeooo:paragraph-rsid="00257e85"/>
    </style:style>
    <style:style style:name="P111" style:family="paragraph" style:parent-style-name="Standard">
      <style:text-properties officeooo:paragraph-rsid="0028d583"/>
    </style:style>
    <style:style style:name="P112" style:family="paragraph" style:parent-style-name="Standard">
      <style:text-properties officeooo:paragraph-rsid="00298fe9"/>
    </style:style>
    <style:style style:name="P113" style:family="paragraph" style:parent-style-name="Standard">
      <style:text-properties officeooo:paragraph-rsid="002b38db"/>
    </style:style>
    <style:style style:name="P114"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115" style:family="paragraph" style:parent-style-name="Standard">
      <style:paragraph-properties fo:break-before="page"/>
      <style:text-properties fo:font-size="11pt" officeooo:paragraph-rsid="00128070" style:font-size-asian="11pt"/>
    </style:style>
    <style:style style:name="P116" style:family="paragraph" style:parent-style-name="Standard">
      <style:paragraph-properties fo:break-before="page"/>
      <style:text-properties officeooo:paragraph-rsid="00245976"/>
    </style:style>
    <style:style style:name="P117" style:family="paragraph" style:parent-style-name="Standard">
      <style:paragraph-properties fo:break-before="page"/>
      <style:text-properties officeooo:paragraph-rsid="00257e85"/>
    </style:style>
    <style:style style:name="P118" style:family="paragraph" style:parent-style-name="Standard">
      <style:paragraph-properties fo:break-before="page"/>
      <style:text-properties officeooo:paragraph-rsid="0028d583"/>
    </style:style>
    <style:style style:name="P119" style:family="paragraph" style:parent-style-name="Standard">
      <style:paragraph-properties fo:break-before="page"/>
      <style:text-properties officeooo:paragraph-rsid="00298fe9"/>
    </style:style>
    <style:style style:name="P120" style:family="paragraph" style:parent-style-name="Standard">
      <style:paragraph-properties fo:break-before="page"/>
      <style:text-properties officeooo:paragraph-rsid="002b38db"/>
    </style:style>
    <style:style style:name="P121" style:family="paragraph" style:parent-style-name="Standard">
      <style:paragraph-properties fo:margin-left="0in" fo:margin-right="0in" fo:text-indent="0.5in" style:auto-text-indent="false"/>
      <style:text-properties fo:color="#ff0000" fo:font-size="11pt" fo:font-style="italic" fo:font-weight="bold" style:font-size-asian="11pt" style:font-style-asian="italic" style:font-weight-asian="bold" style:font-size-complex="11pt"/>
    </style:style>
    <style:style style:name="P122" style:family="paragraph" style:parent-style-name="Standard">
      <style:paragraph-properties fo:margin-left="0in" fo:margin-right="0in" fo:text-indent="0.5in" style:auto-text-indent="false"/>
      <style:text-properties fo:color="#0000ff" fo:font-style="italic" style:font-style-asian="italic" style:font-style-complex="italic"/>
    </style:style>
    <style:style style:name="P123"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124" style:family="paragraph" style:parent-style-name="Standard">
      <style:paragraph-properties fo:margin-left="0in" fo:margin-right="-0.25in" fo:text-indent="0in" style:auto-text-indent="false"/>
      <style:text-properties fo:font-size="11pt" fo:font-weight="bold" officeooo:paragraph-rsid="00245976" style:font-size-asian="11pt" style:font-weight-asian="bold" style:font-size-complex="11pt"/>
    </style:style>
    <style:style style:name="P125" style:family="paragraph" style:parent-style-name="Standard">
      <style:paragraph-properties fo:margin-left="0in" fo:margin-right="-0.25in" fo:text-indent="0in" style:auto-text-indent="false"/>
      <style:text-properties fo:font-size="11pt" fo:font-weight="bold" officeooo:paragraph-rsid="00257e85" style:font-size-asian="11pt" style:font-weight-asian="bold" style:font-size-complex="11pt"/>
    </style:style>
    <style:style style:name="P126" style:family="paragraph" style:parent-style-name="Standard">
      <style:paragraph-properties fo:margin-left="0in" fo:margin-right="-0.25in" fo:text-indent="0in" style:auto-text-indent="false"/>
      <style:text-properties fo:font-size="11pt" fo:font-weight="bold" officeooo:paragraph-rsid="0028d583" style:font-size-asian="11pt" style:font-weight-asian="bold" style:font-size-complex="11pt"/>
    </style:style>
    <style:style style:name="P127" style:family="paragraph" style:parent-style-name="Standard">
      <style:paragraph-properties fo:margin-left="0in" fo:margin-right="-0.25in" fo:text-indent="0in" style:auto-text-indent="false"/>
      <style:text-properties fo:font-size="11pt" fo:font-weight="bold" officeooo:paragraph-rsid="00298fe9" style:font-size-asian="11pt" style:font-weight-asian="bold" style:font-size-complex="11pt"/>
    </style:style>
    <style:style style:name="P128" style:family="paragraph" style:parent-style-name="Standard">
      <style:paragraph-properties fo:margin-left="0in" fo:margin-right="-0.25in" fo:text-indent="0in" style:auto-text-indent="false"/>
      <style:text-properties fo:font-size="11pt" fo:font-weight="bold" officeooo:paragraph-rsid="002b38db" style:font-size-asian="11pt" style:font-weight-asian="bold" style:font-size-complex="11pt"/>
    </style:style>
    <style:style style:name="P129" style:family="paragraph" style:parent-style-name="Standard">
      <style:paragraph-properties fo:margin-left="0in" fo:margin-right="-0.25in" fo:text-indent="0in" style:auto-text-indent="false"/>
      <style:text-properties fo:font-size="11pt" officeooo:paragraph-rsid="00245976" style:font-size-asian="11pt" style:font-size-complex="11pt"/>
    </style:style>
    <style:style style:name="P130" style:family="paragraph" style:parent-style-name="Standard">
      <style:paragraph-properties fo:margin-left="0in" fo:margin-right="-0.25in" fo:text-indent="0in" style:auto-text-indent="false"/>
      <style:text-properties fo:font-size="11pt" officeooo:paragraph-rsid="00257e85" style:font-size-asian="11pt" style:font-size-complex="11pt"/>
    </style:style>
    <style:style style:name="P131" style:family="paragraph" style:parent-style-name="Standard">
      <style:paragraph-properties fo:margin-left="0in" fo:margin-right="-0.25in" fo:text-indent="0in" style:auto-text-indent="false"/>
      <style:text-properties fo:font-size="11pt" officeooo:paragraph-rsid="00298fe9" style:font-size-asian="11pt" style:font-size-complex="11pt"/>
    </style:style>
    <style:style style:name="P132" style:family="paragraph" style:parent-style-name="Standard">
      <style:paragraph-properties fo:margin-left="0in" fo:margin-right="-0.25in" fo:text-indent="0in" style:auto-text-indent="false"/>
      <style:text-properties fo:font-size="11pt" officeooo:paragraph-rsid="002b38db" style:font-size-asian="11pt" style:font-size-complex="11pt"/>
    </style:style>
    <style:style style:name="P133" style:family="paragraph" style:parent-style-name="Standard">
      <style:paragraph-properties fo:margin-left="0in" fo:margin-right="-0.25in" fo:text-indent="0in" style:auto-text-indent="false"/>
      <style:text-properties fo:color="#0000ff" fo:font-size="11pt" fo:font-style="italic" officeooo:rsid="00245976" officeooo:paragraph-rsid="00245976" style:font-size-asian="11pt" style:font-style-asian="italic" style:font-size-complex="11pt" style:font-style-complex="italic" style:font-weight-complex="bold"/>
    </style:style>
    <style:style style:name="P134" style:family="paragraph" style:parent-style-name="Standard">
      <style:paragraph-properties fo:margin-left="0in" fo:margin-right="-0.25in" fo:text-indent="0in" style:auto-text-indent="false"/>
      <style:text-properties fo:color="#0000ff" fo:font-size="11pt" fo:font-style="italic" officeooo:rsid="00257e85" officeooo:paragraph-rsid="00257e85" style:font-size-asian="11pt" style:font-style-asian="italic" style:font-size-complex="11pt" style:font-style-complex="italic" style:font-weight-complex="bold"/>
    </style:style>
    <style:style style:name="P135" style:family="paragraph" style:parent-style-name="Standard">
      <style:paragraph-properties fo:margin-left="0in" fo:margin-right="-0.25in" fo:text-indent="0in" style:auto-text-indent="false"/>
      <style:text-properties fo:color="#0000ff" fo:font-size="11pt" fo:font-style="italic" officeooo:rsid="00298fe9" officeooo:paragraph-rsid="00298fe9" style:font-size-asian="11pt" style:font-style-asian="italic" style:font-size-complex="11pt" style:font-style-complex="italic" style:font-weight-complex="bold"/>
    </style:style>
    <style:style style:name="P136" style:family="paragraph" style:parent-style-name="Standard">
      <style:paragraph-properties fo:margin-left="0in" fo:margin-right="-0.25in" fo:text-indent="0in" style:auto-text-indent="false"/>
      <style:text-properties fo:color="#0000ff" fo:font-size="11pt" fo:font-style="italic" officeooo:rsid="002b38db" officeooo:paragraph-rsid="002b38db" style:font-size-asian="11pt" style:font-style-asian="italic" style:font-size-complex="11pt" style:font-style-complex="italic" style:font-weight-complex="bold"/>
    </style:style>
    <style:style style:name="P137" style:family="paragraph" style:parent-style-name="Standard">
      <style:paragraph-properties fo:margin-left="0.3752in" fo:margin-right="0in" fo:text-indent="0in" style:auto-text-indent="false"/>
      <style:text-properties fo:color="#ff0000" fo:font-size="11pt" fo:font-style="italic" fo:font-weight="bold" style:font-size-asian="11pt" style:font-style-asian="italic" style:font-weight-asian="bold" style:font-size-complex="11pt" style:font-style-complex="italic"/>
    </style:style>
    <style:style style:name="P138" style:family="paragraph" style:parent-style-name="Heading">
      <style:text-properties fo:font-size="20pt" style:font-size-asian="20pt" style:font-size-complex="20pt"/>
    </style:style>
    <style:style style:name="P139" style:family="paragraph" style:parent-style-name="Heading_20_1">
      <style:text-properties officeooo:paragraph-rsid="0003d47d"/>
    </style:style>
    <style:style style:name="T1" style:family="text">
      <style:text-properties fo:font-weight="bold" style:font-weight-asian="bold"/>
    </style:style>
    <style:style style:name="T2" style:family="text">
      <style:text-properties fo:color="#000000" style:font-name-complex="Arial" style:font-size-complex="18pt"/>
    </style:style>
    <style:style style:name="T3" style:family="text">
      <style:text-properties fo:color="#000000" fo:font-size="10pt" style:font-size-asian="10pt" style:font-name-complex="Arial"/>
    </style:style>
    <style:style style:name="T4" style:family="text">
      <style:text-properties fo:color="#000000" fo:font-style="italic" style:font-style-asian="italic" style:font-name-complex="Arial" style:font-size-complex="18pt" style:font-style-complex="italic"/>
    </style:style>
    <style:style style:name="T5" style:family="text">
      <style:text-properties fo:color="#000000" fo:font-style="normal" style:font-style-asian="normal" style:font-style-complex="normal"/>
    </style:style>
    <style:style style:name="T6" style:family="text">
      <style:text-properties fo:color="#000000" fo:font-style="normal" officeooo:rsid="000ba1d6" style:font-style-asian="normal" style:font-style-complex="normal" style:font-weight-complex="bold"/>
    </style:style>
    <style:style style:name="T7" style:family="text">
      <style:text-properties fo:color="#000000" fo:font-style="normal" officeooo:rsid="000d21dc" style:font-style-asian="normal" style:font-style-complex="normal" style:font-weight-complex="bold"/>
    </style:style>
    <style:style style:name="T8" style:family="text">
      <style:text-properties fo:color="#000000" fo:font-style="normal" officeooo:rsid="001c7342" style:font-style-asian="normal" style:font-style-complex="normal" style:font-weight-complex="bold"/>
    </style:style>
    <style:style style:name="T9" style:family="text">
      <style:text-properties fo:color="#000000" fo:font-style="normal" officeooo:rsid="00227954" style:font-style-asian="normal" style:font-style-complex="normal" style:font-weight-complex="bold"/>
    </style:style>
    <style:style style:name="T10" style:family="text">
      <style:text-properties fo:color="#000000" fo:font-style="normal" officeooo:rsid="00245976" style:font-style-asian="normal" style:font-style-complex="normal" style:font-weight-complex="bold"/>
    </style:style>
    <style:style style:name="T11" style:family="text">
      <style:text-properties fo:color="#000000" fo:font-style="normal" officeooo:rsid="001e05c6"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fo:font-weight="normal" officeooo:rsid="00227954" style:font-style-asian="normal" style:font-weight-asian="normal" style:font-style-complex="normal" style:font-weight-complex="normal"/>
    </style:style>
    <style:style style:name="T14" style:family="text">
      <style:text-properties fo:color="#000000" fo:font-style="normal" fo:font-weight="normal" officeooo:rsid="001c7342" style:font-style-asian="normal" style:font-weight-asian="normal" style:font-style-complex="normal" style:font-weight-complex="normal"/>
    </style:style>
    <style:style style:name="T15" style:family="text">
      <style:text-properties fo:color="#000000" fo:font-style="normal" fo:font-weight="normal" officeooo:rsid="000d21dc" style:font-style-asian="normal" style:font-weight-asian="normal" style:font-style-complex="normal" style:font-weight-complex="normal"/>
    </style:style>
    <style:style style:name="T16" style:family="text">
      <style:text-properties fo:color="#000000" fo:font-style="normal" fo:font-weight="normal" officeooo:rsid="00245976" style:font-style-asian="normal" style:font-weight-asian="normal" style:font-style-complex="normal" style:font-weight-complex="normal"/>
    </style:style>
    <style:style style:name="T17" style:family="text">
      <style:text-properties fo:color="#000000" fo:font-style="normal" fo:font-weight="normal" officeooo:rsid="00257e85" style:font-style-asian="normal" style:font-weight-asian="normal" style:font-style-complex="normal" style:font-weight-complex="normal"/>
    </style:style>
    <style:style style:name="T18" style:family="text">
      <style:text-properties fo:color="#000000" fo:font-style="normal" fo:font-weight="normal" officeooo:rsid="00262a7d" style:font-style-asian="normal" style:font-weight-asian="normal" style:font-style-complex="normal" style:font-weight-complex="normal"/>
    </style:style>
    <style:style style:name="T19" style:family="text">
      <style:text-properties fo:color="#000000" fo:font-style="normal" fo:font-weight="normal" officeooo:rsid="0028d583" style:font-style-asian="normal" style:font-weight-asian="normal" style:font-style-complex="normal" style:font-weight-complex="normal"/>
    </style:style>
    <style:style style:name="T20" style:family="text">
      <style:text-properties fo:color="#000000" fo:font-style="normal" fo:font-weight="normal" officeooo:rsid="00298fe9" style:font-style-asian="normal" style:font-weight-asian="normal" style:font-style-complex="normal" style:font-weight-complex="normal"/>
    </style:style>
    <style:style style:name="T21" style:family="text">
      <style:text-properties fo:color="#000000" fo:font-style="normal" fo:font-weight="normal" officeooo:rsid="002b38db" style:font-style-asian="normal" style:font-weight-asian="normal" style:font-style-complex="normal" style:font-weight-complex="normal"/>
    </style:style>
    <style:style style:name="T22" style:family="text">
      <style:text-properties fo:color="#000000" fo:font-style="normal" fo:font-weight="normal" officeooo:rsid="002b3b43" style:font-style-asian="normal" style:font-weight-asian="normal" style:font-style-complex="normal" style:font-weight-complex="normal"/>
    </style:style>
    <style:style style:name="T23" style:family="text">
      <style:text-properties fo:color="#000000" fo:font-size="11pt" fo:font-style="normal" officeooo:rsid="000ba1d6" style:font-size-asian="11pt" style:font-style-asian="normal" style:font-size-complex="11pt" style:font-style-complex="normal" style:font-weight-complex="bold"/>
    </style:style>
    <style:style style:name="T24" style:family="text">
      <style:text-properties fo:color="#000000" fo:font-size="11pt" fo:font-style="normal" officeooo:rsid="001c7342" style:font-size-asian="11pt" style:font-style-asian="normal" style:font-size-complex="11pt" style:font-style-complex="normal" style:font-weight-complex="bold"/>
    </style:style>
    <style:style style:name="T25" style:family="text">
      <style:text-properties fo:color="#000000" fo:font-size="11pt" fo:font-style="normal" officeooo:rsid="001e05c6" style:font-size-asian="11pt" style:font-style-asian="normal" style:font-size-complex="11pt" style:font-style-complex="normal" style:font-weight-complex="bold"/>
    </style:style>
    <style:style style:name="T26" style:family="text">
      <style:text-properties fo:color="#000000" fo:font-size="11pt" fo:font-style="normal" officeooo:rsid="00245976" style:font-size-asian="11pt" style:font-style-asian="normal" style:font-size-complex="11pt" style:font-style-complex="normal" style:font-weight-complex="bold"/>
    </style:style>
    <style:style style:name="T27" style:family="text">
      <style:text-properties fo:color="#000000" fo:font-size="11pt" fo:font-style="normal" officeooo:rsid="00257e85" style:font-size-asian="11pt" style:font-style-asian="normal" style:font-size-complex="11pt" style:font-style-complex="normal" style:font-weight-complex="bold"/>
    </style:style>
    <style:style style:name="T28" style:family="text">
      <style:text-properties fo:color="#000000" fo:font-size="11pt" fo:font-style="normal" officeooo:rsid="00262a7d" style:font-size-asian="11pt" style:font-style-asian="normal" style:font-size-complex="11pt" style:font-style-complex="normal" style:font-weight-complex="bold"/>
    </style:style>
    <style:style style:name="T29" style:family="text">
      <style:text-properties fo:color="#000000" fo:font-size="11pt" fo:font-style="normal" officeooo:rsid="00298fe9" style:font-size-asian="11pt" style:font-style-asian="normal" style:font-size-complex="11pt" style:font-style-complex="normal" style:font-weight-complex="bold"/>
    </style:style>
    <style:style style:name="T30" style:family="text">
      <style:text-properties fo:color="#000000" fo:font-size="11pt" fo:font-style="normal" officeooo:rsid="002b38db" style:font-size-asian="11pt" style:font-style-asian="normal" style:font-size-complex="11pt" style:font-style-complex="normal" style:font-weight-complex="bold"/>
    </style:style>
    <style:style style:name="T31" style:family="text">
      <style:text-properties fo:color="#000000" fo:font-size="11pt" fo:font-style="normal" fo:font-weight="bold" officeooo:rsid="001e05c6" style:font-size-asian="11pt" style:font-style-asian="normal" style:font-weight-asian="bold" style:font-size-complex="11pt" style:font-style-complex="normal" style:font-weight-complex="bold"/>
    </style:style>
    <style:style style:name="T32" style:family="text">
      <style:text-properties fo:color="#000000" fo:font-size="11pt" fo:font-style="normal" fo:font-weight="normal" officeooo:rsid="001e05c6" style:font-size-asian="11pt" style:font-style-asian="normal" style:font-weight-asian="normal" style:font-size-complex="11pt" style:font-style-complex="normal" style:font-weight-complex="normal"/>
    </style:style>
    <style:style style:name="T33" style:family="text">
      <style:text-properties fo:color="#000000" fo:font-size="11pt" fo:font-style="normal" fo:font-weight="normal" officeooo:rsid="00245976" style:font-size-asian="11pt" style:font-style-asian="normal" style:font-weight-asian="normal" style:font-size-complex="11pt" style:font-style-complex="normal" style:font-weight-complex="normal"/>
    </style:style>
    <style:style style:name="T34" style:family="text">
      <style:text-properties fo:color="#000000" fo:font-size="11pt" fo:font-style="normal" fo:font-weight="normal" officeooo:rsid="00257e85" style:font-size-asian="11pt" style:font-style-asian="normal" style:font-weight-asian="normal" style:font-size-complex="11pt" style:font-style-complex="normal" style:font-weight-complex="normal"/>
    </style:style>
    <style:style style:name="T35" style:family="text">
      <style:text-properties fo:color="#000000" fo:font-size="11pt" fo:font-style="normal" fo:font-weight="normal" officeooo:rsid="002777b4" style:font-size-asian="11pt" style:font-style-asian="normal" style:font-weight-asian="normal" style:font-size-complex="11pt" style:font-style-complex="normal" style:font-weight-complex="normal"/>
    </style:style>
    <style:style style:name="T36" style:family="text">
      <style:text-properties fo:color="#000000" fo:font-size="11pt" fo:font-style="normal" fo:font-weight="normal" officeooo:rsid="0028d583" style:font-size-asian="11pt" style:font-style-asian="normal" style:font-weight-asian="normal" style:font-size-complex="11pt" style:font-style-complex="normal" style:font-weight-complex="normal"/>
    </style:style>
    <style:style style:name="T37" style:family="text">
      <style:text-properties fo:color="#000000" fo:font-size="11pt" fo:font-style="normal" fo:font-weight="normal" officeooo:rsid="00298fe9" style:font-size-asian="11pt" style:font-style-asian="normal" style:font-weight-asian="normal" style:font-size-complex="11pt" style:font-style-complex="normal" style:font-weight-complex="normal"/>
    </style:style>
    <style:style style:name="T38" style:family="text">
      <style:text-properties fo:color="#000000" fo:font-size="11pt" fo:font-style="normal" fo:font-weight="normal" officeooo:rsid="002b38db" style:font-size-asian="11pt" style:font-style-asian="normal" style:font-weight-asian="normal" style:font-size-complex="11pt" style:font-style-complex="normal" style:font-weight-complex="normal"/>
    </style:style>
    <style:style style:name="T39" style:family="text">
      <style:text-properties fo:color="#ff0000"/>
    </style:style>
    <style:style style:name="T40" style:family="text">
      <style:text-properties fo:color="#ff0000" fo:font-size="11pt" fo:font-style="italic" fo:font-weight="bold" style:font-size-asian="11pt" style:font-style-asian="italic" style:font-weight-asian="bold" style:font-size-complex="11pt" style:font-weight-complex="bold"/>
    </style:style>
    <style:style style:name="T41" style:family="text">
      <style:text-properties fo:color="#ff0000"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42" style:family="text">
      <style:text-properties fo:color="#ff0000" fo:font-size="12pt" fo:font-style="italic" fo:font-weight="bold" style:font-size-asian="12pt" style:font-style-asian="italic" style:font-weight-asian="bold" style:font-size-complex="12pt" style:font-weight-complex="bold"/>
    </style:style>
    <style:style style:name="T43" style:family="text">
      <style:text-properties fo:color="#ff0000" style:font-size-complex="9pt"/>
    </style:style>
    <style:style style:name="T44" style:family="text">
      <style:text-properties fo:font-size="11pt" fo:font-weight="bold" style:font-size-asian="11pt" style:font-weight-asian="bold" style:font-size-complex="11pt"/>
    </style:style>
    <style:style style:name="T45" style:family="text">
      <style:text-properties fo:font-size="11pt" fo:font-weight="bold" officeooo:rsid="001e05c6" style:font-size-asian="11pt" style:font-weight-asian="bold" style:font-size-complex="11pt"/>
    </style:style>
    <style:style style:name="T46" style:family="text">
      <style:text-properties fo:font-size="11pt" fo:font-weight="bold" officeooo:rsid="001e05c6" style:font-size-asian="11pt" style:font-weight-asian="bold" style:font-size-complex="11pt" style:font-weight-complex="bold"/>
    </style:style>
    <style:style style:name="T47" style:family="text">
      <style:text-properties fo:font-size="11pt" style:font-size-asian="11pt" style:font-size-complex="11pt"/>
    </style:style>
    <style:style style:name="T48" style:family="text">
      <style:text-properties fo:font-size="11pt" style:font-size-asian="11pt" style:font-size-complex="11pt" style:font-weight-complex="bold"/>
    </style:style>
    <style:style style:name="T49" style:family="text">
      <style:text-properties fo:font-size="11pt" officeooo:rsid="00245976" style:font-size-asian="11pt" style:font-size-complex="11pt" style:font-weight-complex="bold"/>
    </style:style>
    <style:style style:name="T50" style:family="text">
      <style:text-properties fo:font-size="11pt" fo:font-weight="normal" style:font-size-asian="11pt" style:font-weight-asian="normal" style:font-size-complex="11pt" style:font-weight-complex="normal"/>
    </style:style>
    <style:style style:name="T51" style:family="text">
      <style:text-properties fo:font-size="11pt" fo:font-weight="normal" officeooo:rsid="00245976" style:font-size-asian="11pt" style:font-weight-asian="normal" style:font-size-complex="11pt" style:font-weight-complex="normal"/>
    </style:style>
    <style:style style:name="T52" style:family="text">
      <style:text-properties fo:font-size="11pt" fo:font-weight="normal" officeooo:rsid="00257e85" style:font-size-asian="11pt" style:font-weight-asian="normal" style:font-size-complex="11pt" style:font-weight-complex="normal"/>
    </style:style>
    <style:style style:name="T53" style:family="text">
      <style:text-properties fo:font-size="11pt" fo:font-weight="normal" officeooo:rsid="002777b4" style:font-size-asian="11pt" style:font-weight-asian="normal" style:font-size-complex="11pt" style:font-weight-complex="normal"/>
    </style:style>
    <style:style style:name="T54" style:family="text">
      <style:text-properties fo:font-size="11pt" fo:font-weight="normal" officeooo:rsid="00298fe9" style:font-size-asian="11pt" style:font-weight-asian="normal" style:font-size-complex="11pt" style:font-weight-complex="normal"/>
    </style:style>
    <style:style style:name="T55" style:family="text">
      <style:text-properties fo:font-size="11pt" fo:font-weight="normal" officeooo:rsid="002b38db" style:font-size-asian="11pt" style:font-weight-asian="normal" style:font-size-complex="11pt" style:font-weight-complex="normal"/>
    </style:style>
    <style:style style:name="T56" style:family="text">
      <style:text-properties fo:font-size="11pt" fo:font-weight="normal" style:font-size-asian="11pt" style:font-weight-asian="normal" style:font-size-complex="11pt" style:font-weight-complex="bold"/>
    </style:style>
    <style:style style:name="T57" style:family="text">
      <style:text-properties fo:font-size="11pt" fo:font-weight="normal" officeooo:rsid="0028d583" style:font-size-asian="11pt" style:font-weight-asian="normal" style:font-size-complex="11pt" style:font-weight-complex="bold"/>
    </style:style>
    <style:style style:name="T58" style:family="text">
      <style:text-properties fo:font-size="11pt" fo:font-weight="normal" officeooo:rsid="00298fe9" style:font-size-asian="11pt" style:font-weight-asian="normal" style:font-size-complex="11pt" style:font-weight-complex="bold"/>
    </style:style>
    <style:style style:name="T59" style:family="text">
      <style:text-properties fo:font-size="11pt" fo:font-weight="normal" officeooo:rsid="002b3b43" style:font-size-asian="11pt" style:font-weight-asian="normal" style:font-size-complex="11pt" style:font-weight-complex="bold"/>
    </style:style>
    <style:style style:name="T60" style:family="text">
      <style:text-properties fo:color="#0000ff" fo:font-size="11pt" fo:font-style="italic" style:font-size-asian="11pt" style:font-style-asian="italic" style:font-size-complex="11pt" style:font-style-complex="italic" style:font-weight-complex="bold"/>
    </style:style>
    <style:style style:name="T61" style:family="text">
      <style:text-properties fo:color="#0000ff" fo:font-style="italic" style:font-style-asian="italic"/>
    </style:style>
    <style:style style:name="T62" style:family="text">
      <style:text-properties fo:color="#0000ff" fo:font-style="italic" style:font-style-asian="italic" style:font-style-complex="italic"/>
    </style:style>
    <style:style style:name="T63" style:family="text">
      <style:text-properties fo:color="#0000ff" fo:font-style="italic" style:font-style-asian="italic" style:font-style-complex="italic" style:font-weight-complex="bold"/>
    </style:style>
    <style:style style:name="T64" style:family="text">
      <style:text-properties fo:color="#0000ff" fo:font-style="italic" style:text-underline-style="solid" style:text-underline-width="auto" style:text-underline-color="font-color" style:font-style-asian="italic" style:font-style-complex="italic"/>
    </style:style>
    <style:style style:name="T65" style:family="text">
      <style:text-properties style:font-size-complex="9pt"/>
    </style:style>
    <style:style style:name="T66" style:family="text">
      <style:text-properties officeooo:rsid="00036740"/>
    </style:style>
    <style:style style:name="T67" style:family="text">
      <style:text-properties officeooo:rsid="00074300"/>
    </style:style>
    <style:style style:name="T68" style:family="text">
      <style:text-properties officeooo:rsid="00095776"/>
    </style:style>
    <style:style style:name="T69"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0" style:family="text">
      <style:text-properties style:use-window-font-color="true" fo:font-size="11pt" fo:font-style="normal" officeooo:rsid="00245976" style:font-size-asian="11pt" style:font-style-asian="normal" style:font-size-complex="11pt" style:font-style-complex="normal" style:font-weight-complex="bold"/>
    </style:style>
    <style:style style:name="T71" style:family="text">
      <style:text-properties style:use-window-font-color="true" fo:font-size="11pt" fo:font-style="normal" officeooo:rsid="00257e85" style:font-size-asian="11pt" style:font-style-asian="normal" style:font-size-complex="11pt" style:font-style-complex="normal" style:font-weight-complex="bold"/>
    </style:style>
    <style:style style:name="T72" style:family="text">
      <style:text-properties style:use-window-font-color="true" fo:font-size="11pt" fo:font-style="normal" officeooo:rsid="0028d583" style:font-size-asian="11pt" style:font-style-asian="normal" style:font-size-complex="11pt" style:font-style-complex="normal" style:font-weight-complex="bold"/>
    </style:style>
    <style:style style:name="T73" style:family="text">
      <style:text-properties style:use-window-font-color="true" fo:font-size="11pt" fo:font-style="normal" officeooo:rsid="00298fe9" style:font-size-asian="11pt" style:font-style-asian="normal" style:font-size-complex="11pt" style:font-style-complex="normal" style:font-weight-complex="bold"/>
    </style:style>
    <style:style style:name="T74" style:family="text">
      <style:text-properties style:use-window-font-color="true" fo:font-size="11pt" fo:font-style="normal" officeooo:rsid="002b38db" style:font-size-asian="11pt" style:font-style-asian="normal" style:font-size-complex="11pt" style:font-style-complex="normal" style:font-weight-complex="bold"/>
    </style:style>
    <style:style style:name="T75" style:family="text">
      <style:text-properties style:use-window-font-color="true" fo:font-style="normal" officeooo:rsid="00245976" style:font-style-asian="normal" style:font-style-complex="normal" style:font-weight-complex="bold"/>
    </style:style>
    <style:style style:name="T76" style:family="text">
      <style:text-properties officeooo:rsid="00134bb9"/>
    </style:style>
    <style:style style:name="T77" style:family="text">
      <style:text-properties fo:font-weight="normal" style:font-weight-asian="normal" style:font-weight-complex="normal"/>
    </style:style>
    <style:style style:name="T78" style:family="text">
      <style:text-properties fo:font-weight="normal" officeooo:rsid="00245976" style:font-weight-asian="normal" style:font-weight-complex="normal"/>
    </style:style>
    <style:style style:name="T79" style:family="text">
      <style:text-properties fo:font-weight="normal" officeooo:rsid="00257e85" style:font-weight-asian="normal" style:font-weight-complex="normal"/>
    </style:style>
    <style:style style:name="T80" style:family="text">
      <style:text-properties fo:font-weight="normal" officeooo:rsid="002777b4" style:font-weight-asian="normal" style:font-weight-complex="normal"/>
    </style:style>
    <style:style style:name="T81" style:family="text">
      <style:text-properties fo:font-weight="normal" officeooo:rsid="0028d583" style:font-weight-asian="normal" style:font-weight-complex="normal"/>
    </style:style>
    <style:style style:name="T82" style:family="text">
      <style:text-properties fo:font-weight="normal" officeooo:rsid="00298fe9" style:font-weight-asian="normal" style:font-weight-complex="normal"/>
    </style:style>
    <style:style style:name="T83" style:family="text">
      <style:text-properties fo:font-weight="normal" officeooo:rsid="002b38db" style:font-weight-asian="normal" style:font-weight-complex="normal"/>
    </style:style>
    <style:style style:name="T84" style:family="text">
      <style:text-properties officeooo:rsid="00257e8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52"/>
      <text:p text:style-name="P10"/>
      <text:p text:style-name="P36">CS 3610: Software Engineering</text:p>
      <text:p text:style-name="P7"/>
      <text:p text:style-name="P7"/>
      <text:p text:style-name="P7"/>
      <text:p text:style-name="P7"/>
      <text:p text:style-name="P7"/>
      <text:p text:style-name="P36">Spring 2014</text:p>
      <text:p text:style-name="P11"/>
      <text:p text:style-name="P11"/>
      <text:p text:style-name="P11"/>
      <text:p text:style-name="P10">Software Requirements Specification Document</text:p>
      <text:p text:style-name="P7"/>
      <text:p text:style-name="P7"/>
      <text:p text:style-name="P11"/>
      <text:p text:style-name="P11"/>
      <text:p text:style-name="Heading"><text:span text:style-name="T2">Project Title</text:span><text:span text:style-name="T3"><text:line-break/><text:line-break/></text:span><text:span text:style-name="T4">Theater Reservation System</text:span></text:p>
      <text:p text:style-name="P7"/>
      <text:p text:style-name="P7"/>
      <text:p text:style-name="P37"/>
      <text:p text:style-name="P12"/>
      <text:p text:style-name="P38"><text:title>Software Requirements Specification</text:title></text:p>
      <text:p text:style-name="P7"/>
      <text:p text:style-name="P38"><text:title>Software Requirements Specification</text:title></text:p>
      <text:p text:style-name="P37"/>
      <text:p text:style-name="P12"/>
      <text:p text:style-name="P12"/>
      <text:p text:style-name="P12"/>
      <text:p text:style-name="P37"/>
      <text:p text:style-name="P38"><text:title>Software Requirements Specification</text:title></text:p>
      <text:p text:style-name="P54"><text:soft-page-break/>Revision History</text:p>
      <table:table table:name="RevisionHistory" table:style-name="RevisionHistory">
        <table:table-column table:style-name="RevisionHistory.A" table:number-columns-repeated="3"/>
        <table:table-column table:style-name="RevisionHistory.D"/>
        <table:table-header-rows>
          <table:table-row>
            <table:table-cell table:style-name="RevisionHistory.A1" office:value-type="string">
              <text:p text:style-name="P40">Date</text:p>
            </table:table-cell>
            <table:table-cell table:style-name="RevisionHistory.A1" office:value-type="string">
              <text:p text:style-name="P40">Version</text:p>
            </table:table-cell>
            <table:table-cell table:style-name="RevisionHistory.A1" office:value-type="string">
              <text:p text:style-name="P40">Description</text:p>
            </table:table-cell>
            <table:table-cell table:style-name="RevisionHistory.D1" office:value-type="string">
              <text:p text:style-name="P40">Author</text:p>
            </table:table-cell>
          </table:table-row>
        </table:table-header-rows>
        <table:table-row>
          <table:table-cell table:style-name="RevisionHistory.A2" office:value-type="string">
            <text:p text:style-name="P2">12-FEB-14</text:p>
          </table:table-cell>
          <table:table-cell table:style-name="RevisionHistory.A2" office:value-type="string">
            <text:p text:style-name="P2">1.0</text:p>
          </table:table-cell>
          <table:table-cell table:style-name="RevisionHistory.A2" office:value-type="string">
            <text:p text:style-name="P2">Initial Submission</text:p>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
      <text:p text:style-name="P10"/>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715_556256414" text:style-name="Index_20_Link" text:visited-style-name="Index_20_Link">1. Introduction<text:tab/>4</text:a></text:p>
          <text:p text:style-name="P6"><text:a xlink:type="simple" xlink:href="#__RefHeading__717_556256414" text:style-name="Index_20_Link" text:visited-style-name="Index_20_Link">1.1 Purpose<text:tab/>4</text:a></text:p>
          <text:p text:style-name="P6"><text:a xlink:type="simple" xlink:href="#__RefHeading__719_556256414" text:style-name="Index_20_Link" text:visited-style-name="Index_20_Link">1.2 Scope<text:tab/>4</text:a></text:p>
          <text:p text:style-name="P6"><text:a xlink:type="simple" xlink:href="#__RefHeading__721_556256414" text:style-name="Index_20_Link" text:visited-style-name="Index_20_Link">1.3 Definitions, Acronyms and Abbreviations<text:tab/>4</text:a></text:p>
          <text:p text:style-name="P6"><text:a xlink:type="simple" xlink:href="#__RefHeading__723_556256414" text:style-name="Index_20_Link" text:visited-style-name="Index_20_Link">1.4 References<text:tab/>4</text:a></text:p>
          <text:p text:style-name="P6"><text:a xlink:type="simple" xlink:href="#__RefHeading__725_556256414" text:style-name="Index_20_Link" text:visited-style-name="Index_20_Link">1.5 Overview<text:tab/>5</text:a></text:p>
          <text:p text:style-name="P41"><text:a xlink:type="simple" xlink:href="#__RefHeading__727_556256414" text:style-name="Index_20_Link" text:visited-style-name="Index_20_Link">2. Overall Project Description<text:tab/>5</text:a></text:p>
          <text:p text:style-name="P6"><text:a xlink:type="simple" xlink:href="#__RefHeading__729_556256414" text:style-name="Index_20_Link" text:visited-style-name="Index_20_Link">2.1 Use-Case Model Survey<text:tab/>5</text:a></text:p>
          <text:p text:style-name="P6"><text:a xlink:type="simple" xlink:href="#__RefHeading__731_556256414" text:style-name="Index_20_Link" text:visited-style-name="Index_20_Link">2.2 Assumptions and Dependencies<text:tab/>10</text:a></text:p>
          <text:p text:style-name="P41"><text:a xlink:type="simple" xlink:href="#__RefHeading__733_556256414" text:style-name="Index_20_Link" text:visited-style-name="Index_20_Link">3. Specific Requirements<text:tab/>10</text:a></text:p>
          <text:p text:style-name="P6"><text:a xlink:type="simple" xlink:href="#__RefHeading__735_556256414" text:style-name="Index_20_Link" text:visited-style-name="Index_20_Link">3.1 Classes/Objects<text:tab/>10</text:a></text:p>
          <text:p text:style-name="P6"><text:a xlink:type="simple" xlink:href="#__RefHeading__737_556256414" text:style-name="Index_20_Link" text:visited-style-name="Index_20_Link">3.2 Object Collaboration Diagrams<text:tab/>11</text:a></text:p>
          <text:p text:style-name="P6"><text:a xlink:type="simple" xlink:href="#__RefHeading__739_556256414" text:style-name="Index_20_Link" text:visited-style-name="Index_20_Link">3.3 Sequence Diagrams<text:tab/>11</text:a></text:p>
          <text:p text:style-name="P6"><text:a xlink:type="simple" xlink:href="#__RefHeading__741_556256414" text:style-name="Index_20_Link" text:visited-style-name="Index_20_Link">3.4 Object Behavior Diagrams<text:tab/>11</text:a></text:p>
          <text:p text:style-name="P6"><text:a xlink:type="simple" xlink:href="#__RefHeading__743_556256414" text:style-name="Index_20_Link" text:visited-style-name="Index_20_Link">3.5 Performance Requirements<text:tab/>11</text:a></text:p>
          <text:p text:style-name="P6"><text:a xlink:type="simple" xlink:href="#__RefHeading__745_556256414" text:style-name="Index_20_Link" text:visited-style-name="Index_20_Link">3.6 Other Requirements<text:tab/>11</text:a></text:p>
          <text:p text:style-name="P41"><text:a xlink:type="simple" xlink:href="#__RefHeading__747_556256414" text:style-name="Index_20_Link" text:visited-style-name="Index_20_Link">4. Supporting Information<text:tab/>11</text:a></text:p>
        </text:index-body>
      </text:table-of-content>
      <text:p text:style-name="P9"/>
      <text:p text:style-name="P23">Software Requirements Specification</text:p>
      <text:h text:style-name="P139" text:outline-level="1"><text:bookmark-start text:name="__RefHeading__715_556256414"/>1. <text:s/>Introduction <text:bookmark-end text:name="__RefHeading__715_556256414"/></text:h>
      <text:h text:style-name="Heading_20_2" text:outline-level="2"><text:bookmark-start text:name="__RefHeading__717_556256414"/>1.1 <text:s/>Purpose<text:bookmark-end text:name="__RefHeading__717_556256414"/></text:h>
      <text:p text:style-name="P32">The Software Requirements Specification (SRS) provides and overview of the Theater Reservation System requirements. The SRS is the foundational document for how the Theater Reservation System will be used, composed, and how each component will communicate with each other component. </text:p>
      <text:h text:style-name="Heading_20_2" text:outline-level="2"><text:bookmark-start text:name="__RefHeading__719_556256414"/>1.2 <text:s/>Scope<text:bookmark-end text:name="__RefHeading__719_556256414"/></text:h>
      <text:p text:style-name="P33">Theater Reservation System<text:span text:style-name="T67">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in making the films.</text:span></text:p>
      <text:p text:style-name="P34">//Add more later</text:p>
      <text:p text:style-name="P34">biomatric readers, username/password reservations. </text:p>
      <text:p text:style-name="P34">1. We can add NFC technology to get tickets from the kiosk.<text:line-break/>2. Implement an app that automatically pops up based on location.  So if u near the theater it will pop up with suggestions of current movies showing.  Of course we can suggest movies based on the history of the what movies the user has watched. <text:line-break/>3. Implement in the app discounts/coupons and also first priority to specific seats in the theater.<text:line-break/>4. QR codes on the posters at the theater.  QR code readers can be in the app letting users view trailers while waiting in line or if they are at the theaters and cant decide what to watch. </text:p>
      <text:h text:style-name="Heading_20_2" text:outline-level="2"><text:bookmark-start text:name="__RefHeading__721_556256414"/>1.3 <text:s/>Definitions, Acronyms and Abbreviations<text:bookmark-end text:name="__RefHeading__721_556256414"/></text:h>
      <text:list xml:id="list1673782094871142431" text:style-name="L1">
        <text:list-item>
          <text:p text:style-name="P42">SRS – Software Requirements Specification</text:p>
        </text:list-item>
        <text:list-item>
          <text:p text:style-name="P44">NFC - Near field communication</text:p>
        </text:list-item>
        <text:list-item>
          <text:p text:style-name="P45">Ecma - International association associated with the standardization of communication systems.</text:p>
        </text:list-item>
        <text:list-item>
          <text:p text:style-name="P43">Biometric – <text:span text:style-name="T66">Identification of humans based on their biological uniqueness</text:span></text:p>
        </text:list-item>
        <text:list-item>
          <text:p text:style-name="P46">QR code – two dimension bar codes that can contains information or hyperlinks</text:p>
        </text:list-item>
        <text:list-item>
          <text:p text:style-name="P47">ITSC - Information Technology Support Center </text:p>
        </text:list-item>
        <text:list-item>
          <text:p text:style-name="P46">App – programs designed for mobile electronic devices, <text:span text:style-name="T76">user authentication is occurs before installation and is persistant</text:span></text:p>
        </text:list-item>
        <text:list-item>
          <text:p text:style-name="P49">Kiosk – Free standing terminal that a person can use to access constrained software systems</text:p>
        </text:list-item>
      </text:list>
      <text:h text:style-name="Heading_20_2" text:outline-level="2"><text:bookmark-start text:name="__RefHeading__723_556256414"/>1.4 <text:s/>References<text:bookmark-end text:name="__RefHeading__723_556256414"/></text:h>
      <text:list xml:id="list9106939089344379616" text:style-name="L2">
        <text:list-item>
          <text:p text:style-name="P48">ECMA NFC specification - http://www.ecma-international.org/publications/files/ECMA-ST/ECMA-352.pdf</text:p>
        </text:list-item>
        <text:list-item>
          <text:p text:style-name="P50"><text:span text:style-name="T68">ITSC QR code specification - </text:span>www.itsc.org.sg/pdf/synthesis08/Three_QR_Code.pdf‎</text:p>
        </text:list-item>
      </text:list>
      <text:h text:style-name="Heading_20_2" text:outline-level="2"><text:bookmark-start text:name="__RefHeading__725_556256414"/><text:soft-page-break/>1.5 <text:s/>Overview<text:bookmark-end text:name="__RefHeading__725_556256414"/></text:h>
      <text:p text:style-name="P35">The remaining section of this document will contain the following :</text:p>
      <text:list xml:id="list2671030254871071562" text:style-name="L3">
        <text:list-item>
          <text:p text:style-name="P51">//subject to change</text:p>
        </text:list-item>
        <text:list-item>
          <text:p text:style-name="P51">Use-Case models</text:p>
        </text:list-item>
        <text:list-item>
          <text:p text:style-name="P51">Specific Requirements</text:p>
        </text:list-item>
        <text:list-item>
          <text:p text:style-name="P51">Supporting Information</text:p>
        </text:list-item>
      </text:list>
      <text:h text:style-name="Heading_20_1" text:outline-level="1"><text:bookmark-start text:name="__RefHeading__727_556256414"/>2. <text:s/>Overall Project Description<text:bookmark-end text:name="__RefHeading__727_556256414"/></text:h>
      <text:p text:style-name="Text_20_body"/>
      <text:p text:style-name="InfoBlue">[This section of the SRS should describe the general factors that affect the product and its requirements. <text:s/>This section does not state specific requirements. <text:s/>Instead, it provides a background for those requirements, which are defined in detail in section 3, and makes them easier to understand. Include such items as product perspective, product functions, user characteristics, constraints, assumptions and dependencies, and requirements subsets.]</text:p>
      <text:h text:style-name="Heading_20_2" text:outline-level="2"><text:bookmark-start text:name="__RefHeading__729_556256414"/>2.1 <text:s/>Use-Case Model Survey<text:bookmark-end text:name="__RefHeading__729_556256414"/></text:h>
      <text:p text:style-name="InfoBlue"><text:s/>[If using use-case modeling, this section contains an overview of the use-case model or the subset of the use-case model that is applicable for this subsystem or feature.  This includes a list of names and brief descriptions of all use cases and actors, along with applicable diagrams and relationships.  Refer to the use-case model survey report, which may be used as an enclosure at this point.]<text:span text:style-name="T39"> </text:span></text:p>
      <text:p text:style-name="P25"/>
      <text:p text:style-name="P121">Insert use-case diagram here.</text:p>
      <text:p text:style-name="P15"/>
      <text:p text:style-name="P27">Use the following table template to describe each use- case defined for your software application. Use one table for each use-case. Make sure NO blue text in the final tables.</text:p>
      <text:p text:style-name="P28"/>
      <text:p text:style-name="Standard"/>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67"><text:span text:style-name="T1">Use case name:</text:span><text:span text:style-name="T77"> </text:span><text:span text:style-name="T78">Initial</text:span><text:span text:style-name="T75"> contact</text:span></text:p>
          </table:table-cell>
          <table:covered-table-cell/>
          <table:table-cell table:style-name="Table1.A1" table:number-columns-spanned="2" office:value-type="string">
            <text:p text:style-name="P7"><text:span text:style-name="T44">ID: </text:span><text:span text:style-name="T69">001</text:span></text:p>
          </table:table-cell>
          <table:covered-table-cell/>
          <table:table-cell table:style-name="Table1.E1" office:value-type="string">
            <text:p text:style-name="P14"><text:span text:style-name="T1">Priority: </text:span><text:span text:style-name="T9">High</text:span></text:p>
          </table:table-cell>
        </table:table-row>
        <table:table-row table:style-name="Table1.2">
          <table:table-cell table:style-name="Table1.A1" office:value-type="string">
            <text:p text:style-name="P55">Primary actor:</text:p>
            <text:p text:style-name="P78">Unknown user</text:p>
          </table:table-cell>
          <table:table-cell table:style-name="Table1.A1" table:number-columns-spanned="2" office:value-type="string">
            <text:p text:style-name="P56">Source: </text:p>
            <text:p text:style-name="P79">User</text:p>
          </table:table-cell>
          <table:covered-table-cell/>
          <table:table-cell table:style-name="Table1.E1" table:number-columns-spanned="2" office:value-type="string">
            <text:p text:style-name="P20"><text:span text:style-name="T44">Use case type:</text:span><text:span text:style-name="T47"> </text:span><text:span text:style-name="T23">Technical</text:span></text:p>
          </table:table-cell>
          <table:covered-table-cell/>
        </table:table-row>
        <table:table-row table:style-name="Table1.3">
          <table:table-cell table:style-name="Table1.E1" table:number-columns-spanned="5" office:value-type="string">
            <text:p text:style-name="P13"><text:span text:style-name="T1">Interested Stakeholders: </text:span><text:span text:style-name="T6">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21"><text:span text:style-name="T44">Brief description:</text:span><text:span text:style-name="T47"> </text:span><text:span text:style-name="T26">An unknown user opens the app / requests the web site / engages a kiosk. The user is then given the option to authenticate or continue anonymously</text:span></text:p>
          </table:table-cell>
          <table:covered-table-cell/>
          <table:covered-table-cell/>
          <table:covered-table-cell/>
          <table:covered-table-cell/>
        </table:table-row>
        <table:table-row table:style-name="Table1.5">
          <table:table-cell table:style-name="Table1.E1" table:number-columns-spanned="5" office:value-type="string">
            <text:p text:style-name="P73"><text:span text:style-name="T1">Precondition: </text:span><text:span text:style-name="T8">A</text:span><text:span text:style-name="T7">pp</text:span><text:span text:style-name="T9"> </text:span><text:span text:style-name="T10"><text:s/>/ web site / kiosk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109"><text:span text:style-name="T44">Trigger:</text:span><text:span text:style-name="T47"> <text:s/></text:span><text:span text:style-name="T24"><text:s/></text:span><text:span text:style-name="T26">An unknown user opens the app / requests the web site / engages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44">Relationships:</text:span><text:span text:style-name="T60"> <text:s text:c="4"/></text:span></text:p>
            <text:p text:style-name="P108"><text:span text:style-name="T47"><text:s text:c="5"/></text:span><text:span text:style-name="T46">Include: <text:s text:c="10"/></text:span><text:span text:style-name="T51">002 , 003</text:span></text:p>
            <text:p text:style-name="P108"><text:span text:style-name="T45"><text:s text:c="5"/></text:span><text:span text:style-name="T44">Extends:</text:span><text:span text:style-name="T47"> <text:s text:c="9"/></text:span><text:span text:style-name="T25">None</text:span></text:p>
            <text:p text:style-name="P108"><text:span text:style-name="T25"><text:s text:c="5"/></text:span><text:span text:style-name="T31">Depends On:</text:span><text:span text:style-name="T32"> <text:s text:c="2"/>None</text:span></text:p>
          </table:table-cell>
          <table:covered-table-cell/>
          <table:covered-table-cell/>
          <table:covered-table-cell/>
          <table:covered-table-cell/>
        </table:table-row>
        <table:table-row table:style-name="Table1.8">
          <table:table-cell table:style-name="Table1.E1" table:number-columns-spanned="5" office:value-type="string">
            <text:p text:style-name="P29">Typical flow of events:</text:p>
            <text:list xml:id="list1648367481036418103" text:style-name="L4">
              <text:list-item>
                <text:p text:style-name="P88"><text:span text:style-name="T49">An unknown user opens the app / requests the web site / engages a kiosk</text:span></text:p>
                <text:list>
                  <text:list-item>
                    <text:p text:style-name="P90"><text:span text:style-name="T48">The user chooses to authenticate</text:span></text:p>
                    <text:list>
                      <text:list-item>
                        <text:p text:style-name="P89"><text:span text:style-name="T49">C</text:span><text:span text:style-name="T48">urrent flow is terminated and ID 00</text:span><text:span text:style-name="T49">3</text:span><text:span text:style-name="T48"> is initiated</text:span></text:p>
                      </text:list-item>
                    </text:list>
                  </text:list-item>
                  <text:list-item>
                    <text:p text:style-name="P90"><text:span text:style-name="T48">The user chooses to not authenticate</text:span></text:p>
                    <text:list>
                      <text:list-item>
                        <text:p text:style-name="P89"><text:span text:style-name="T49">C</text:span><text:span text:style-name="T48">urrent flow is terminated and ID 00</text:span><text:span text:style-name="T49">2</text:span><text:span text:style-name="T48"> is initiated</text:span></text:p>
                      </text:list-item>
                    </text:list>
                  </text:list-item>
                </text:list>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129"><text:span text:style-name="T1">Assumptions:</text:span><text:span text:style-name="T77"> </text:span><text:span text:style-name="T13"><text:s/></text:span><text:span text:style-name="T14">A</text:span><text:span text:style-name="T15">pp</text:span><text:span text:style-name="T13"> </text:span><text:span text:style-name="T16"><text:s/>/ web site / kiosk can connect to the theater server through a secure connection</text:span></text:p>
          </table:table-cell>
          <table:covered-table-cell/>
          <table:covered-table-cell/>
          <table:covered-table-cell/>
          <table:covered-table-cell/>
        </table:table-row>
        <table:table-row table:style-name="Table1.10">
          <table:table-cell table:style-name="Table1.E1" table:number-columns-spanned="5" office:value-type="string">
            <text:p text:style-name="P29">Implementation Constraints and Specifications:</text:p>
            <text:p text:style-name="P133"><text:span text:style-name="T11">A</text:span><text:span text:style-name="T5">pps may be left in an authenticated state. Apps will always have initial contact as the first step, but if the user never logs out, the app stays authenticated. </text:span></text:p>
          </table:table-cell>
          <table:covered-table-cell/>
          <table:covered-table-cell/>
          <table:covered-table-cell/>
          <table:covered-table-cell/>
        </table:table-row>
      </table:table>
      <text:p text:style-name="Standard"/>
      <text:p text:style-name="P11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73"><text:span text:style-name="T1">Use case name:</text:span><text:span text:style-name="T77"> </text:span><text:span text:style-name="T80">Suggestions</text:span></text:p>
          </table:table-cell>
          <table:covered-table-cell/>
          <table:table-cell table:style-name="Table3.A1" table:number-columns-spanned="2" office:value-type="string">
            <text:p text:style-name="P98"><text:span text:style-name="T44">ID: </text:span><text:span text:style-name="T69">00</text:span><text:span text:style-name="T70">2</text:span></text:p>
          </table:table-cell>
          <table:covered-table-cell/>
          <table:table-cell table:style-name="Table3.E1" office:value-type="string">
            <text:p text:style-name="P68"><text:span text:style-name="T1">Priority: </text:span><text:span text:style-name="T9">High</text:span></text:p>
          </table:table-cell>
        </table:table-row>
        <table:table-row table:style-name="Table3.2">
          <table:table-cell table:style-name="Table3.A1" office:value-type="string">
            <text:p text:style-name="P62">Primary actor:</text:p>
            <text:p text:style-name="P78"><text:span text:style-name="T77">Anonymous</text:span> user</text:p>
          </table:table-cell>
          <table:table-cell table:style-name="Table3.A1" table:number-columns-spanned="2" office:value-type="string">
            <text:p text:style-name="P57">Source: </text:p>
            <text:p text:style-name="P79">User</text:p>
          </table:table-cell>
          <table:covered-table-cell/>
          <table:table-cell table:style-name="Table3.E1" table:number-columns-spanned="2" office:value-type="string">
            <text:p text:style-name="P103"><text:span text:style-name="T44">Use case type:</text:span><text:span text:style-name="T47"> </text:span><text:span text:style-name="T23">Technical</text:span></text:p>
          </table:table-cell>
          <table:covered-table-cell/>
        </table:table-row>
        <table:table-row table:style-name="Table3.3">
          <table:table-cell table:style-name="Table3.E1" table:number-columns-spanned="5" office:value-type="string">
            <text:p text:style-name="P73"><text:span text:style-name="T1">Interested Stakeholders: </text:span><text:span text:style-name="T6">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109"><text:span text:style-name="T44">Brief description:</text:span><text:span text:style-name="T47"> </text:span><text:span text:style-name="T35">Suggestions are generated by the system and displayed to the user</text:span></text:p>
          </table:table-cell>
          <table:covered-table-cell/>
          <table:covered-table-cell/>
          <table:covered-table-cell/>
          <table:covered-table-cell/>
        </table:table-row>
        <table:table-row table:style-name="Table3.5">
          <table:table-cell table:style-name="Table3.E1" table:number-columns-spanned="5" office:value-type="string">
            <text:p text:style-name="P73"><text:span text:style-name="T1">Precondition:</text:span><text:span text:style-name="T77"> </text:span><text:span text:style-name="T20">None</text:span></text:p>
          </table:table-cell>
          <table:covered-table-cell/>
          <table:covered-table-cell/>
          <table:covered-table-cell/>
          <table:covered-table-cell/>
        </table:table-row>
        <table:table-row table:style-name="Table3.6">
          <table:table-cell table:style-name="Table3.E1" table:number-columns-spanned="5" office:value-type="string">
            <text:p text:style-name="P109"><text:span text:style-name="T44">Trigger:</text:span><text:span text:style-name="T47"> <text:s/></text:span><text:span text:style-name="T24"><text:s/></text:span><text:span text:style-name="T26">User opts to </text:span><text:span text:style-name="T29">view suggestions</text:span></text:p>
          </table:table-cell>
          <table:covered-table-cell/>
          <table:covered-table-cell/>
          <table:covered-table-cell/>
          <table:covered-table-cell/>
        </table:table-row>
        <table:table-row table:style-name="Table3.7">
          <table:table-cell table:style-name="Table3.E1" table:number-columns-spanned="5" office:value-type="string">
            <text:p text:style-name="P109"><text:span text:style-name="T44">Relationships:</text:span><text:span text:style-name="T60"> <text:s text:c="4"/></text:span></text:p>
            <text:p text:style-name="P109"><text:span text:style-name="T47"><text:s text:c="5"/></text:span><text:span text:style-name="T46">Include: <text:s text:c="10"/></text:span><text:span text:style-name="T52">003</text:span></text:p>
            <text:p text:style-name="P109"><text:span text:style-name="T45"><text:s text:c="5"/></text:span><text:span text:style-name="T44">Extends:</text:span><text:span text:style-name="T47"> <text:s text:c="9"/></text:span><text:span text:style-name="T26">None</text:span></text:p>
            <text:p text:style-name="P109"><text:span text:style-name="T25"><text:s text:c="5"/></text:span><text:span text:style-name="T31">Depends On:</text:span><text:span text:style-name="T32"> <text:s text:c="2"/></text:span><text:span text:style-name="T33">001</text:span></text:p>
          </table:table-cell>
          <table:covered-table-cell/>
          <table:covered-table-cell/>
          <table:covered-table-cell/>
          <table:covered-table-cell/>
        </table:table-row>
        <table:table-row table:style-name="Table3.8">
          <table:table-cell table:style-name="Table3.E1" table:number-columns-spanned="5" office:value-type="string">
            <text:p text:style-name="P124">Typical flow of events:</text:p>
            <text:list xml:id="list14634317313137" text:continue-list="list1648367481036418103" text:style-name="L4">
              <text:list-item text:start-value="1">
                <text:p text:style-name="P90"><text:span text:style-name="T48">Suggestions are made based on prior a</text:span><text:span text:style-name="T50">nonymous data collected at that location </text:span><text:span text:style-name="T53">or user data</text:span></text:p>
                <text:list>
                  <text:list-item>
                    <text:p text:style-name="P90"><text:span text:style-name="T50">The location will be relative, multiple kiosks at the same postage address will be considered the same location</text:span></text:p>
                  </text:list-item>
                  <text:list-item>
                    <text:p text:style-name="P90"><text:span text:style-name="T50">Mobile location data will be considered the same location if it is within 10 miles</text:span></text:p>
                  </text:list-item>
                  <text:list-item>
                    <text:p text:style-name="P90"><text:span text:style-name="T50">Locations will overlap and </text:span><text:span text:style-name="T52">share relative data</text:span></text:p>
                  </text:list-item>
                </text:list>
              </text:list-item>
              <text:list-item>
                <text:p text:style-name="P91"><text:span text:style-name="T48">User is given the option to view detailed movie information.</text:span></text:p>
              </text:list-item>
              <text:list-item>
                <text:p text:style-name="P91"><text:span text:style-name="T48">User is given the option to view more suggestions</text:span></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129"><text:span text:style-name="T1">Assumptions:</text:span><text:span text:style-name="T77"> </text:span><text:span text:style-name="T13"><text:s/></text:span><text:span text:style-name="T17">The GUI is designed in a manner that an option to authenticate </text:span><text:span text:style-name="T20">or make a reservation </text:span><text:span text:style-name="T17">is always available</text:span></text:p>
          </table:table-cell>
          <table:covered-table-cell/>
          <table:covered-table-cell/>
          <table:covered-table-cell/>
          <table:covered-table-cell/>
        </table:table-row>
        <table:table-row table:style-name="Table3.10">
          <table:table-cell table:style-name="Table3.E1" table:number-columns-spanned="5" office:value-type="string">
            <text:p text:style-name="P124">Implementation Constraints and Specifications:</text:p>
            <text:p text:style-name="P135"><text:span text:style-name="T12">The options to authenticate or make a reservation are mutually exclusive</text:span></text:p>
          </table:table-cell>
          <table:covered-table-cell/>
          <table:covered-table-cell/>
          <table:covered-table-cell/>
          <table:covered-table-cell/>
        </table:table-row>
      </table:table>
      <text:p text:style-name="P109"/>
      <text:p text:style-name="P11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74"><text:span text:style-name="T1">Use case name:</text:span><text:span text:style-name="T77"> </text:span><text:span text:style-name="T79">View detailed movie information</text:span></text:p>
          </table:table-cell>
          <table:covered-table-cell/>
          <table:table-cell table:style-name="Table4.A1" table:number-columns-spanned="2" office:value-type="string">
            <text:p text:style-name="P99"><text:span text:style-name="T44">ID: </text:span><text:span text:style-name="T69">00</text:span><text:span text:style-name="T71">3</text:span></text:p>
          </table:table-cell>
          <table:covered-table-cell/>
          <table:table-cell table:style-name="Table4.E1" office:value-type="string">
            <text:p text:style-name="P69"><text:span text:style-name="T1">Priority:</text:span><text:span text:style-name="T13"> </text:span><text:span text:style-name="T17">Low</text:span></text:p>
          </table:table-cell>
        </table:table-row>
        <table:table-row table:style-name="Table4.2">
          <table:table-cell table:style-name="Table4.A1" office:value-type="string">
            <text:p text:style-name="P63">Primary actor:</text:p>
            <text:p text:style-name="P84"><text:span text:style-name="T84">U</text:span>ser</text:p>
          </table:table-cell>
          <table:table-cell table:style-name="Table4.A1" table:number-columns-spanned="2" office:value-type="string">
            <text:p text:style-name="P58">Source: </text:p>
            <text:p text:style-name="P80">User</text:p>
          </table:table-cell>
          <table:covered-table-cell/>
          <table:table-cell table:style-name="Table4.E1" table:number-columns-spanned="2" office:value-type="string">
            <text:p text:style-name="P104"><text:span text:style-name="T44">Use case type:</text:span><text:span text:style-name="T47"> </text:span><text:span text:style-name="T23">Technical</text:span></text:p>
          </table:table-cell>
          <table:covered-table-cell/>
        </table:table-row>
        <table:table-row table:style-name="Table4.3">
          <table:table-cell table:style-name="Table4.E1" table:number-columns-spanned="5" office:value-type="string">
            <text:p text:style-name="P74"><text:span text:style-name="T1">Interested Stakeholders: </text:span><text:span text:style-name="T6">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110"><text:span text:style-name="T44">Brief description:</text:span><text:span text:style-name="T47"> </text:span><text:span text:style-name="T26">A user </text:span><text:span text:style-name="T34">opts to view detailed movie information</text:span></text:p>
          </table:table-cell>
          <table:covered-table-cell/>
          <table:covered-table-cell/>
          <table:covered-table-cell/>
          <table:covered-table-cell/>
        </table:table-row>
        <table:table-row table:style-name="Table4.5">
          <table:table-cell table:style-name="Table4.E1" table:number-columns-spanned="5" office:value-type="string">
            <text:p text:style-name="P74"><text:span text:style-name="T1">Precondition:</text:span><text:span text:style-name="T77"> </text:span><text:span text:style-name="T17">Suggestions have been shown</text:span></text:p>
          </table:table-cell>
          <table:covered-table-cell/>
          <table:covered-table-cell/>
          <table:covered-table-cell/>
          <table:covered-table-cell/>
        </table:table-row>
        <table:table-row table:style-name="Table4.6">
          <table:table-cell table:style-name="Table4.E1" table:number-columns-spanned="5" office:value-type="string">
            <text:p text:style-name="P110"><text:span text:style-name="T44">Trigger:</text:span><text:span text:style-name="T47"> <text:s/></text:span><text:span text:style-name="T24"><text:s/></text:span><text:span text:style-name="T27">User clicked on suggestion</text:span></text:p>
          </table:table-cell>
          <table:covered-table-cell/>
          <table:covered-table-cell/>
          <table:covered-table-cell/>
          <table:covered-table-cell/>
        </table:table-row>
        <table:table-row table:style-name="Table4.7">
          <table:table-cell table:style-name="Table4.E1" table:number-columns-spanned="5" office:value-type="string">
            <text:p text:style-name="P110"><text:span text:style-name="T44">Relationships:</text:span><text:span text:style-name="T60"> <text:s text:c="4"/></text:span></text:p>
            <text:p text:style-name="P110"><text:span text:style-name="T47"><text:s text:c="5"/></text:span><text:span text:style-name="T46">Include: <text:s text:c="10"/></text:span><text:span text:style-name="T52">None</text:span></text:p>
            <text:p text:style-name="P110"><text:span text:style-name="T45"><text:s text:c="5"/></text:span><text:span text:style-name="T44">Extends:</text:span><text:span text:style-name="T47"> <text:s text:c="9"/></text:span><text:span text:style-name="T27">002</text:span></text:p>
            <text:p text:style-name="P110"><text:span text:style-name="T25"><text:s text:c="5"/></text:span><text:span text:style-name="T31">Depends On:</text:span><text:span text:style-name="T32"> <text:s text:c="2"/></text:span><text:span text:style-name="T34">None</text:span></text:p>
          </table:table-cell>
          <table:covered-table-cell/>
          <table:covered-table-cell/>
          <table:covered-table-cell/>
          <table:covered-table-cell/>
        </table:table-row>
        <table:table-row table:style-name="Table4.8">
          <table:table-cell table:style-name="Table4.E1" table:number-columns-spanned="5" office:value-type="string">
            <text:p text:style-name="P125">Typical flow of events:</text:p>
            <text:list xml:id="list14634282832599" text:continue-list="list14634317313137" text:style-name="L4">
              <text:list-item text:start-value="1">
                <text:p text:style-name="P91"><text:span text:style-name="T56">The selection of the movie is kept in a database and associated with either the user or location</text:span></text:p>
              </text:list-item>
              <text:list-item>
                <text:p text:style-name="P91"><text:span text:style-name="T56">A screen is displayed where</text:span></text:p>
                <text:list>
                  <text:list-item>
                    <text:p text:style-name="P91"><text:span text:style-name="T56">User can authenticate to make a reservation or add a comment</text:span></text:p>
                    <text:list>
                      <text:list-item>
                        <text:p text:style-name="P91"><text:span text:style-name="T56">If the user is already authenticated, this option is </text:span><text:span text:style-name="T58">now to make reservation</text:span></text:p>
                      </text:list-item>
                    </text:list>
                  </text:list-item>
                  <text:list-item>
                    <text:p text:style-name="P91"><text:span text:style-name="T56">User can view suggestions</text:span></text:p>
                  </text:list-item>
                  <text:list-item>
                    <text:p text:style-name="P91"><text:span text:style-name="T56">User can watch movie trailer</text:span></text:p>
                  </text:list-item>
                  <text:list-item>
                    <text:p text:style-name="P91"><text:span text:style-name="T56">User can view movie synopsis</text:span></text:p>
                  </text:list-item>
                  <text:list-item>
                    <text:p text:style-name="P91"><text:span text:style-name="T56">User can view user generated comments</text:span></text:p>
                    <text:list>
                      <text:list-item>
                        <text:p text:style-name="P91"><text:span text:style-name="T56">If user is authenticated, user can add comment</text:span></text:p>
                      </text:list-item>
                    </text:list>
                  </text:list-item>
                </text:list>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30"><text:span text:style-name="T1">Assumptions:</text:span><text:span text:style-name="T77"> </text:span><text:span text:style-name="T13"><text:s/></text:span><text:span text:style-name="T17">None</text:span></text:p>
          </table:table-cell>
          <table:covered-table-cell/>
          <table:covered-table-cell/>
          <table:covered-table-cell/>
          <table:covered-table-cell/>
        </table:table-row>
        <table:table-row table:style-name="Table4.10">
          <table:table-cell table:style-name="Table4.E1" table:number-columns-spanned="5" office:value-type="string">
            <text:p text:style-name="P125">Implementation Constraints and Specifications:</text:p>
            <text:p text:style-name="P134"><text:span text:style-name="T17">T</text:span><text:span text:style-name="T12">he user may enter an infinite loop of viewing detailed information and suggestions</text:span></text:p>
          </table:table-cell>
          <table:covered-table-cell/>
          <table:covered-table-cell/>
          <table:covered-table-cell/>
          <table:covered-table-cell/>
        </table:table-row>
      </table:table>
      <text:p text:style-name="P110"/>
      <text:p text:style-name="P11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74"><text:span text:style-name="T1">Use case name:</text:span><text:span text:style-name="T77"> </text:span><text:span text:style-name="T78">A</text:span><text:span text:style-name="T79">uthentication</text:span></text:p>
          </table:table-cell>
          <table:covered-table-cell/>
          <table:table-cell table:style-name="Table5.A1" table:number-columns-spanned="2" office:value-type="string">
            <text:p text:style-name="P99"><text:span text:style-name="T44">ID: </text:span><text:span text:style-name="T69">00</text:span><text:span text:style-name="T71">4</text:span></text:p>
          </table:table-cell>
          <table:covered-table-cell/>
          <table:table-cell table:style-name="Table5.E1" office:value-type="string">
            <text:p text:style-name="P69"><text:span text:style-name="T1">Priority: </text:span><text:span text:style-name="T9">High</text:span></text:p>
          </table:table-cell>
        </table:table-row>
        <table:table-row table:style-name="Table5.2">
          <table:table-cell table:style-name="Table5.A1" office:value-type="string">
            <text:p text:style-name="P63">Primary actor:</text:p>
            <text:p text:style-name="P84"><text:span text:style-name="T84">U</text:span>ser</text:p>
          </table:table-cell>
          <table:table-cell table:style-name="Table5.A1" table:number-columns-spanned="2" office:value-type="string">
            <text:p text:style-name="P58">Source: </text:p>
            <text:p text:style-name="P80">User</text:p>
          </table:table-cell>
          <table:covered-table-cell/>
          <table:table-cell table:style-name="Table5.E1" table:number-columns-spanned="2" office:value-type="string">
            <text:p text:style-name="P104"><text:span text:style-name="T44">Use case type:</text:span><text:span text:style-name="T47"> </text:span><text:span text:style-name="T23">Technical</text:span></text:p>
          </table:table-cell>
          <table:covered-table-cell/>
        </table:table-row>
        <table:table-row table:style-name="Table5.3">
          <table:table-cell table:style-name="Table5.E1" table:number-columns-spanned="5" office:value-type="string">
            <text:p text:style-name="P74"><text:span text:style-name="T1">Interested Stakeholders: </text:span><text:span text:style-name="T6">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110"><text:span text:style-name="T44">Brief description:</text:span><text:span text:style-name="T47"> </text:span><text:span text:style-name="T26">A</text:span><text:span text:style-name="T34"> user will attempt to authenticate with the system</text:span></text:p>
          </table:table-cell>
          <table:covered-table-cell/>
          <table:covered-table-cell/>
          <table:covered-table-cell/>
          <table:covered-table-cell/>
        </table:table-row>
        <table:table-row table:style-name="Table5.5">
          <table:table-cell table:style-name="Table5.E1" table:number-columns-spanned="5" office:value-type="string">
            <text:p text:style-name="P74"><text:span text:style-name="T1">Precondition:</text:span><text:span text:style-name="T77"> </text:span><text:span text:style-name="T78">User </text:span><text:span text:style-name="T17">have selected the option to authenticate</text:span></text:p>
          </table:table-cell>
          <table:covered-table-cell/>
          <table:covered-table-cell/>
          <table:covered-table-cell/>
          <table:covered-table-cell/>
        </table:table-row>
        <table:table-row table:style-name="Table5.6">
          <table:table-cell table:style-name="Table5.E1" table:number-columns-spanned="5" office:value-type="string">
            <text:p text:style-name="P110"><text:span text:style-name="T44">Trigger:</text:span><text:span text:style-name="T47"> <text:s/></text:span><text:span text:style-name="T24"><text:s/></text:span><text:span text:style-name="T26">User </text:span><text:span text:style-name="T27">has selected the option to authenticate</text:span></text:p>
          </table:table-cell>
          <table:covered-table-cell/>
          <table:covered-table-cell/>
          <table:covered-table-cell/>
          <table:covered-table-cell/>
        </table:table-row>
        <table:table-row table:style-name="Table5.7">
          <table:table-cell table:style-name="Table5.E1" table:number-columns-spanned="5" office:value-type="string">
            <text:p text:style-name="P110"><text:span text:style-name="T44">Relationships:</text:span><text:span text:style-name="T60"> <text:s text:c="4"/></text:span></text:p>
            <text:p text:style-name="P110"><text:span text:style-name="T47"><text:s text:c="5"/></text:span><text:span text:style-name="T46">Include: <text:s text:c="10"/></text:span><text:span text:style-name="T52">001</text:span></text:p>
            <text:p text:style-name="P110"><text:span text:style-name="T45"><text:s text:c="5"/></text:span><text:span text:style-name="T44">Extends:</text:span><text:span text:style-name="T47"> <text:s text:c="9"/></text:span><text:span text:style-name="T28">005</text:span></text:p>
            <text:p text:style-name="P110"><text:span text:style-name="T25"><text:s text:c="5"/></text:span><text:span text:style-name="T31">Depends On:</text:span><text:span text:style-name="T32"> <text:s text:c="2"/></text:span><text:span text:style-name="T34">None</text:span></text:p>
          </table:table-cell>
          <table:covered-table-cell/>
          <table:covered-table-cell/>
          <table:covered-table-cell/>
          <table:covered-table-cell/>
        </table:table-row>
        <table:table-row table:style-name="Table5.8">
          <table:table-cell table:style-name="Table5.E1" table:number-columns-spanned="5" office:value-type="string">
            <text:p text:style-name="P125">Typical flow of events:</text:p>
            <text:list xml:id="list14633257222706" text:continue-list="list14634282832599" text:style-name="L4">
              <text:list-item text:start-value="1">
                <text:p text:style-name="P92"><text:span text:style-name="T56">Authentication options will be given based on the device used to authenticate</text:span></text:p>
              </text:list-item>
              <text:list-item>
                <text:p text:style-name="P92"><text:span text:style-name="T56">User attempts to authenticate</text:span></text:p>
                <text:list>
                  <text:list-item>
                    <text:p text:style-name="P92"><text:span text:style-name="T56">If authentication is unsuccessful</text:span></text:p>
                    <text:list>
                      <text:list-item>
                        <text:p text:style-name="P92"><text:span text:style-name="T56">the user is given the option to restart authentication, this will force a new check of environmental variables</text:span></text:p>
                      </text:list-item>
                      <text:list-item>
                        <text:p text:style-name="P92"><text:span text:style-name="T56">The user is given the option to cancel authentication</text:span></text:p>
                      </text:list-item>
                    </text:list>
                  </text:list-item>
                  <text:list-item>
                    <text:p text:style-name="P92"><text:span text:style-name="T56">If authentication is successful</text:span></text:p>
                    <text:list>
                      <text:list-item>
                        <text:p text:style-name="P94"><text:span text:style-name="T56">The system checks for a discount</text:span></text:p>
                      </text:list-item>
                      <text:list-item>
                        <text:p text:style-name="P94"><text:span text:style-name="T56">The user is given the option to view </text:span><text:span text:style-name="T57">suggestions</text:span></text:p>
                      </text:list-item>
                    </text:list>
                  </text:list-item>
                </text:list>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130"><text:span text:style-name="T1">Assumptions:</text:span><text:span text:style-name="T77"> </text:span><text:span text:style-name="T13"><text:s/></text:span><text:span text:style-name="T17">Every app / </text:span><text:span text:style-name="T18">computer / </text:span><text:span text:style-name="T17">kiosk will allow at least </text:span><text:span text:style-name="T18">user name / password </text:span><text:span text:style-name="T17"><text:s/>authenticate, </text:span><text:span text:style-name="T18">devices <text:s/>have environmental variables that will be checked at runtime. These environmental variables are handled at the operating system level thus they are abstracted from this software</text:span></text:p>
          </table:table-cell>
          <table:covered-table-cell/>
          <table:covered-table-cell/>
          <table:covered-table-cell/>
          <table:covered-table-cell/>
        </table:table-row>
        <table:table-row table:style-name="Table5.10">
          <table:table-cell table:style-name="Table5.E1" table:number-columns-spanned="5" office:value-type="string">
            <text:p text:style-name="P125">Implementation Constraints and Specifications:</text:p>
            <text:p text:style-name="P134"><text:span text:style-name="T17">M</text:span><text:span text:style-name="T12">obile devices, computers and kiosk technology is advancing constantly. Every device will have the software available to authenticate with all three methods.</text:span></text:p>
          </table:table-cell>
          <table:covered-table-cell/>
          <table:covered-table-cell/>
          <table:covered-table-cell/>
          <table:covered-table-cell/>
        </table:table-row>
      </table:table>
      <text:p text:style-name="P110"/>
      <text:p text:style-name="P118"/>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75"><text:span text:style-name="T1">Use case name:</text:span><text:span text:style-name="T77"> </text:span><text:span text:style-name="T81">Discount</text:span></text:p>
          </table:table-cell>
          <table:covered-table-cell/>
          <table:table-cell table:style-name="Table6.A1" table:number-columns-spanned="2" office:value-type="string">
            <text:p text:style-name="P100"><text:span text:style-name="T44">ID: </text:span><text:span text:style-name="T69">00</text:span><text:span text:style-name="T72">5</text:span></text:p>
          </table:table-cell>
          <table:covered-table-cell/>
          <table:table-cell table:style-name="Table6.E1" office:value-type="string">
            <text:p text:style-name="P70"><text:span text:style-name="T1">Priority:</text:span><text:span text:style-name="T77"> </text:span><text:span text:style-name="T19">Low</text:span></text:p>
          </table:table-cell>
        </table:table-row>
        <table:table-row table:style-name="Table6.2">
          <table:table-cell table:style-name="Table6.A1" office:value-type="string">
            <text:p text:style-name="P64">Primary actor:</text:p>
            <text:p text:style-name="P85"><text:span text:style-name="T84">U</text:span>ser</text:p>
          </table:table-cell>
          <table:table-cell table:style-name="Table6.A1" table:number-columns-spanned="2" office:value-type="string">
            <text:p text:style-name="P59">Source: </text:p>
            <text:p text:style-name="P81">User</text:p>
          </table:table-cell>
          <table:covered-table-cell/>
          <table:table-cell table:style-name="Table6.E1" table:number-columns-spanned="2" office:value-type="string">
            <text:p text:style-name="P105"><text:span text:style-name="T44">Use case type:</text:span><text:span text:style-name="T47"> </text:span><text:span text:style-name="T23">Technical</text:span></text:p>
          </table:table-cell>
          <table:covered-table-cell/>
        </table:table-row>
        <table:table-row table:style-name="Table6.3">
          <table:table-cell table:style-name="Table6.E1" table:number-columns-spanned="5" office:value-type="string">
            <text:p text:style-name="P75"><text:span text:style-name="T1">Interested Stakeholders: </text:span><text:span text:style-name="T6">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111"><text:span text:style-name="T44">Brief description:</text:span><text:span text:style-name="T47"> </text:span><text:span text:style-name="T26">A</text:span><text:span text:style-name="T34"> user </text:span><text:span text:style-name="T36">is offered a discount</text:span></text:p>
          </table:table-cell>
          <table:covered-table-cell/>
          <table:covered-table-cell/>
          <table:covered-table-cell/>
          <table:covered-table-cell/>
        </table:table-row>
        <table:table-row table:style-name="Table6.5">
          <table:table-cell table:style-name="Table6.E1" table:number-columns-spanned="5" office:value-type="string">
            <text:p text:style-name="P75"><text:span text:style-name="T1">Precondition:</text:span><text:span text:style-name="T77"> </text:span><text:span text:style-name="T78">User </text:span><text:span text:style-name="T20">is authenticated</text:span></text:p>
          </table:table-cell>
          <table:covered-table-cell/>
          <table:covered-table-cell/>
          <table:covered-table-cell/>
          <table:covered-table-cell/>
        </table:table-row>
        <table:table-row table:style-name="Table6.6">
          <table:table-cell table:style-name="Table6.E1" table:number-columns-spanned="5" office:value-type="string">
            <text:p text:style-name="P111"><text:span text:style-name="T44">Trigger:</text:span><text:span text:style-name="T47"> <text:s/></text:span><text:span text:style-name="T24"><text:s/></text:span><text:span text:style-name="T29">User authentication</text:span></text:p>
          </table:table-cell>
          <table:covered-table-cell/>
          <table:covered-table-cell/>
          <table:covered-table-cell/>
          <table:covered-table-cell/>
        </table:table-row>
        <table:table-row table:style-name="Table6.7">
          <table:table-cell table:style-name="Table6.E1" table:number-columns-spanned="5" office:value-type="string">
            <text:p text:style-name="P111"><text:span text:style-name="T44">Relationships:</text:span><text:span text:style-name="T60"> <text:s text:c="4"/></text:span></text:p>
            <text:p text:style-name="P111"><text:span text:style-name="T47"><text:s text:c="5"/></text:span><text:span text:style-name="T46">Include: <text:s text:c="10"/></text:span><text:span text:style-name="T54">None</text:span></text:p>
            <text:p text:style-name="P111"><text:span text:style-name="T45"><text:s text:c="5"/></text:span><text:span text:style-name="T44">Extends:</text:span><text:span text:style-name="T47"> <text:s text:c="9"/></text:span><text:span text:style-name="T28">00</text:span><text:span text:style-name="T29">4</text:span></text:p>
            <text:p text:style-name="P111"><text:span text:style-name="T25"><text:s text:c="5"/></text:span><text:span text:style-name="T31">Depends On:</text:span><text:span text:style-name="T32"> <text:s text:c="2"/></text:span><text:span text:style-name="T34">None</text:span></text:p>
          </table:table-cell>
          <table:covered-table-cell/>
          <table:covered-table-cell/>
          <table:covered-table-cell/>
          <table:covered-table-cell/>
        </table:table-row>
        <table:table-row table:style-name="Table6.8">
          <table:table-cell table:style-name="Table6.E1" table:number-columns-spanned="5" office:value-type="string">
            <text:p text:style-name="P126">Typical flow of events:</text:p>
            <text:list xml:id="list14633215975483" text:continue-list="list14633257222706" text:style-name="L4">
              <text:list-item text:start-value="1">
                <text:p text:style-name="P93"><text:span text:style-name="T56">Authentication options will be given based on the device used to authenticate</text:span></text:p>
              </text:list-item>
              <text:list-item>
                <text:p text:style-name="P93"><text:span text:style-name="T56">User attempts to authenticate</text:span></text:p>
                <text:list>
                  <text:list-item>
                    <text:p text:style-name="P93"><text:span text:style-name="T56">If authentication is unsuccessful</text:span></text:p>
                    <text:list>
                      <text:list-item>
                        <text:p text:style-name="P93"><text:span text:style-name="T56">the user is given the option to restart authentication, this will force a new check of environmental variables</text:span></text:p>
                      </text:list-item>
                      <text:list-item>
                        <text:p text:style-name="P93"><text:span text:style-name="T56">The user is given the option to cancel authentication</text:span></text:p>
                      </text:list-item>
                    </text:list>
                  </text:list-item>
                  <text:list-item>
                    <text:p text:style-name="P93"><text:span text:style-name="T56">If authentication is successful</text:span></text:p>
                    <text:list>
                      <text:list-item>
                        <text:p text:style-name="P95"><text:span text:style-name="T56">The system checks for a discount</text:span></text:p>
                      </text:list-item>
                      <text:list-item>
                        <text:p text:style-name="P95"><text:span text:style-name="T56">The user is given the option to view </text:span><text:span text:style-name="T57">suggestions</text:span></text:p>
                      </text:list-item>
                      <text:list-item>
                        <text:p text:style-name="P96"><text:span text:style-name="T57">T</text:span><text:span text:style-name="T56">he user is given the option to make reservation</text:span></text:p>
                      </text:list-item>
                    </text:list>
                  </text:list-item>
                </text:list>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131"><text:span text:style-name="T1">Assumptions:</text:span><text:span text:style-name="T77"> </text:span><text:span text:style-name="T13"><text:s/></text:span><text:span text:style-name="T20">Discounts will be offered globally, based on location or based on user. </text:span></text:p>
          </table:table-cell>
          <table:covered-table-cell/>
          <table:covered-table-cell/>
          <table:covered-table-cell/>
          <table:covered-table-cell/>
        </table:table-row>
        <table:table-row table:style-name="Table6.10">
          <table:table-cell table:style-name="Table6.E1" table:number-columns-spanned="5" office:value-type="string">
            <text:p text:style-name="P126">Implementation Constraints and Specifications:</text:p>
            <text:p text:style-name="P135"><text:span text:style-name="T12">The user is given a discount at one time and must enter the discount at payment time. Payment is outside the scope of this software. </text:span></text:p>
          </table:table-cell>
          <table:covered-table-cell/>
          <table:covered-table-cell/>
          <table:covered-table-cell/>
          <table:covered-table-cell/>
        </table:table-row>
      </table:table>
      <text:p text:style-name="P111"/>
      <text:p text:style-name="P119"/>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76"><text:span text:style-name="T1">Use case name:</text:span><text:span text:style-name="T77"> </text:span><text:span text:style-name="T82">Make reservation</text:span></text:p>
          </table:table-cell>
          <table:covered-table-cell/>
          <table:table-cell table:style-name="Table7.A1" table:number-columns-spanned="2" office:value-type="string">
            <text:p text:style-name="P101"><text:span text:style-name="T44">ID: </text:span><text:span text:style-name="T69">00</text:span><text:span text:style-name="T73">6</text:span></text:p>
          </table:table-cell>
          <table:covered-table-cell/>
          <table:table-cell table:style-name="Table7.E1" office:value-type="string">
            <text:p text:style-name="P71"><text:span text:style-name="T1">Priority:</text:span><text:span text:style-name="T77"> </text:span><text:span text:style-name="T20">High</text:span></text:p>
          </table:table-cell>
        </table:table-row>
        <table:table-row table:style-name="Table7.2">
          <table:table-cell table:style-name="Table7.A1" office:value-type="string">
            <text:p text:style-name="P65">Primary actor:</text:p>
            <text:p text:style-name="P86"><text:span text:style-name="T84">U</text:span>ser</text:p>
          </table:table-cell>
          <table:table-cell table:style-name="Table7.A1" table:number-columns-spanned="2" office:value-type="string">
            <text:p text:style-name="P60">Source: </text:p>
            <text:p text:style-name="P82">User</text:p>
          </table:table-cell>
          <table:covered-table-cell/>
          <table:table-cell table:style-name="Table7.E1" table:number-columns-spanned="2" office:value-type="string">
            <text:p text:style-name="P106"><text:span text:style-name="T44">Use case type:</text:span><text:span text:style-name="T47"> </text:span><text:span text:style-name="T23">Technical</text:span></text:p>
          </table:table-cell>
          <table:covered-table-cell/>
        </table:table-row>
        <table:table-row table:style-name="Table7.3">
          <table:table-cell table:style-name="Table7.E1" table:number-columns-spanned="5" office:value-type="string">
            <text:p text:style-name="P76"><text:span text:style-name="T1">Interested Stakeholders: </text:span><text:span text:style-name="T6">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112"><text:span text:style-name="T44">Brief description:</text:span><text:span text:style-name="T47"> </text:span><text:span text:style-name="T26">A</text:span><text:span text:style-name="T34"> user </text:span><text:span text:style-name="T37">wants to make a reservation</text:span></text:p>
          </table:table-cell>
          <table:covered-table-cell/>
          <table:covered-table-cell/>
          <table:covered-table-cell/>
          <table:covered-table-cell/>
        </table:table-row>
        <table:table-row table:style-name="Table7.5">
          <table:table-cell table:style-name="Table7.E1" table:number-columns-spanned="5" office:value-type="string">
            <text:p text:style-name="P76"><text:span text:style-name="T1">Precondition:</text:span><text:span text:style-name="T77"> </text:span><text:span text:style-name="T78">User </text:span><text:span text:style-name="T20">is authenticated</text:span></text:p>
          </table:table-cell>
          <table:covered-table-cell/>
          <table:covered-table-cell/>
          <table:covered-table-cell/>
          <table:covered-table-cell/>
        </table:table-row>
        <table:table-row table:style-name="Table7.6">
          <table:table-cell table:style-name="Table7.E1" table:number-columns-spanned="5" office:value-type="string">
            <text:p text:style-name="P112"><text:span text:style-name="T44">Trigger:</text:span><text:span text:style-name="T47"> <text:s/></text:span><text:span text:style-name="T24"><text:s/></text:span><text:span text:style-name="T29">User selects the option to make reservation</text:span></text:p>
          </table:table-cell>
          <table:covered-table-cell/>
          <table:covered-table-cell/>
          <table:covered-table-cell/>
          <table:covered-table-cell/>
        </table:table-row>
        <table:table-row table:style-name="Table7.7">
          <table:table-cell table:style-name="Table7.E1" table:number-columns-spanned="5" office:value-type="string">
            <text:p text:style-name="P112"><text:span text:style-name="T44">Relationships:</text:span><text:span text:style-name="T60"> <text:s text:c="4"/></text:span></text:p>
            <text:p text:style-name="P112"><text:span text:style-name="T47"><text:s text:c="5"/></text:span><text:span text:style-name="T46">Include: <text:s text:c="10"/></text:span><text:span text:style-name="T55">None</text:span></text:p>
            <text:p text:style-name="P112"><text:span text:style-name="T45"><text:s text:c="5"/></text:span><text:span text:style-name="T44">Extends:</text:span><text:span text:style-name="T47"> <text:s text:c="9"/></text:span><text:span text:style-name="T30">None</text:span></text:p>
            <text:p text:style-name="P112"><text:span text:style-name="T25"><text:s text:c="5"/></text:span><text:span text:style-name="T31">Depends On:</text:span><text:span text:style-name="T32"> <text:s text:c="2"/></text:span><text:span text:style-name="T38">004</text:span></text:p>
          </table:table-cell>
          <table:covered-table-cell/>
          <table:covered-table-cell/>
          <table:covered-table-cell/>
          <table:covered-table-cell/>
        </table:table-row>
        <table:table-row table:style-name="Table7.8">
          <table:table-cell table:style-name="Table7.E1" table:number-columns-spanned="5" office:value-type="string">
            <text:p text:style-name="P127">Typical flow of events:</text:p>
            <text:list xml:id="list14634149640034" text:continue-list="list14633215975483" text:style-name="L4">
              <text:list-item text:start-value="1">
                <text:p text:style-name="P97"><text:span text:style-name="T56">User opts to make a reservation</text:span></text:p>
              </text:list-item>
              <text:list-item>
                <text:p text:style-name="P97"><text:span text:style-name="T56">List of movies available are displayed</text:span></text:p>
              </text:list-item>
              <text:list-item>
                <text:p text:style-name="P97"><text:span text:style-name="T56">User clicked on movie to reserve</text:span></text:p>
              </text:list-item>
              <text:list-item>
                <text:p text:style-name="P97"><text:span text:style-name="T56">User is given option to reserve seat</text:span></text:p>
              </text:list-item>
              <text:list-item>
                <text:p text:style-name="P97"><text:span text:style-name="T56">User is given option to view suggestions</text:span></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131"><text:span text:style-name="T1">Assumptions:</text:span><text:span text:style-name="T77"> </text:span><text:span text:style-name="T13"><text:s/></text:span><text:span text:style-name="T21">None</text:span></text:p>
          </table:table-cell>
          <table:covered-table-cell/>
          <table:covered-table-cell/>
          <table:covered-table-cell/>
          <table:covered-table-cell/>
        </table:table-row>
        <table:table-row table:style-name="Table7.10">
          <table:table-cell table:style-name="Table7.E1" table:number-columns-spanned="5" office:value-type="string">
            <text:p text:style-name="P127">Implementation Constraints and Specifications:</text:p>
            <text:p text:style-name="P136"><text:span text:style-name="T12">The </text:span><text:span text:style-name="T22">l</text:span><text:span text:style-name="T12">ist of movies available in theaters is small enough to be displayed. </text:span></text:p>
          </table:table-cell>
          <table:covered-table-cell/>
          <table:covered-table-cell/>
          <table:covered-table-cell/>
          <table:covered-table-cell/>
        </table:table-row>
      </table:table>
      <text:p text:style-name="P112"/>
      <text:p text:style-name="P12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77"><text:span text:style-name="T1">Use case name:</text:span><text:span text:style-name="T77"> </text:span><text:span text:style-name="T82">Make </text:span><text:span text:style-name="T83">seat </text:span><text:span text:style-name="T82">reservation</text:span></text:p>
          </table:table-cell>
          <table:covered-table-cell/>
          <table:table-cell table:style-name="Table8.A1" table:number-columns-spanned="2" office:value-type="string">
            <text:p text:style-name="P102"><text:span text:style-name="T44">ID: </text:span><text:span text:style-name="T69">00</text:span><text:span text:style-name="T74">7</text:span></text:p>
          </table:table-cell>
          <table:covered-table-cell/>
          <table:table-cell table:style-name="Table8.E1" office:value-type="string">
            <text:p text:style-name="P72"><text:span text:style-name="T1">Priority:</text:span><text:span text:style-name="T77"> </text:span><text:span text:style-name="T22">Low</text:span></text:p>
          </table:table-cell>
        </table:table-row>
        <table:table-row table:style-name="Table8.2">
          <table:table-cell table:style-name="Table8.A1" office:value-type="string">
            <text:p text:style-name="P66">Primary actor:</text:p>
            <text:p text:style-name="P87"><text:span text:style-name="T84">U</text:span>ser</text:p>
          </table:table-cell>
          <table:table-cell table:style-name="Table8.A1" table:number-columns-spanned="2" office:value-type="string">
            <text:p text:style-name="P61">Source: </text:p>
            <text:p text:style-name="P83">User</text:p>
          </table:table-cell>
          <table:covered-table-cell/>
          <table:table-cell table:style-name="Table8.E1" table:number-columns-spanned="2" office:value-type="string">
            <text:p text:style-name="P107"><text:span text:style-name="T44">Use case type:</text:span><text:span text:style-name="T47"> </text:span><text:span text:style-name="T23">Technical</text:span></text:p>
          </table:table-cell>
          <table:covered-table-cell/>
        </table:table-row>
        <table:table-row table:style-name="Table8.3">
          <table:table-cell table:style-name="Table8.E1" table:number-columns-spanned="5" office:value-type="string">
            <text:p text:style-name="P77"><text:span text:style-name="T1">Interested Stakeholders: </text:span><text:span text:style-name="T6">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113"><text:span text:style-name="T44">Brief description:</text:span><text:span text:style-name="T47"> </text:span><text:span text:style-name="T26">A</text:span><text:span text:style-name="T34"> user </text:span><text:span text:style-name="T37">wants to make a </text:span><text:span text:style-name="T38">seat </text:span><text:span text:style-name="T37">reservation</text:span></text:p>
          </table:table-cell>
          <table:covered-table-cell/>
          <table:covered-table-cell/>
          <table:covered-table-cell/>
          <table:covered-table-cell/>
        </table:table-row>
        <table:table-row table:style-name="Table8.5">
          <table:table-cell table:style-name="Table8.E1" table:number-columns-spanned="5" office:value-type="string">
            <text:p text:style-name="P77"><text:span text:style-name="T1">Precondition:</text:span><text:span text:style-name="T77"> </text:span><text:span text:style-name="T78">User </text:span><text:span text:style-name="T21">has a reservation</text:span></text:p>
          </table:table-cell>
          <table:covered-table-cell/>
          <table:covered-table-cell/>
          <table:covered-table-cell/>
          <table:covered-table-cell/>
        </table:table-row>
        <table:table-row table:style-name="Table8.6">
          <table:table-cell table:style-name="Table8.E1" table:number-columns-spanned="5" office:value-type="string">
            <text:p text:style-name="P113"><text:span text:style-name="T44">Trigger:</text:span><text:span text:style-name="T47"> <text:s/></text:span><text:span text:style-name="T24"><text:s/></text:span><text:span text:style-name="T29">User </text:span><text:span text:style-name="T30">has made reservation and opts to reserve a seat</text:span></text:p>
          </table:table-cell>
          <table:covered-table-cell/>
          <table:covered-table-cell/>
          <table:covered-table-cell/>
          <table:covered-table-cell/>
        </table:table-row>
        <table:table-row table:style-name="Table8.7">
          <table:table-cell table:style-name="Table8.E1" table:number-columns-spanned="5" office:value-type="string">
            <text:p text:style-name="P113"><text:span text:style-name="T44">Relationships:</text:span><text:span text:style-name="T60"> <text:s text:c="4"/></text:span></text:p>
            <text:p text:style-name="P113"><text:span text:style-name="T47"><text:s text:c="5"/></text:span><text:span text:style-name="T46">Include: <text:s text:c="10"/></text:span><text:span text:style-name="T55">None</text:span></text:p>
            <text:p text:style-name="P113"><text:span text:style-name="T45"><text:s text:c="5"/></text:span><text:span text:style-name="T44">Extends:</text:span><text:span text:style-name="T47"> <text:s text:c="9"/></text:span><text:span text:style-name="T30">006</text:span></text:p>
            <text:p text:style-name="P113"><text:span text:style-name="T25"><text:s text:c="5"/></text:span><text:span text:style-name="T31">Depends On:</text:span><text:span text:style-name="T32"> <text:s text:c="2"/></text:span><text:span text:style-name="T38">None</text:span></text:p>
          </table:table-cell>
          <table:covered-table-cell/>
          <table:covered-table-cell/>
          <table:covered-table-cell/>
          <table:covered-table-cell/>
        </table:table-row>
        <table:table-row table:style-name="Table8.8">
          <table:table-cell table:style-name="Table8.E1" table:number-columns-spanned="5" office:value-type="string">
            <text:p text:style-name="P128">Typical flow of events:</text:p>
            <text:list xml:id="list14633140456444" text:continue-list="list14634149640034" text:style-name="L4">
              <text:list-item text:start-value="1">
                <text:p text:style-name="P97"><text:span text:style-name="T56">User opts to make a </text:span><text:span text:style-name="T59">seat </text:span><text:span text:style-name="T56">reservation</text:span></text:p>
              </text:list-item>
              <text:list-item>
                <text:p text:style-name="P97"><text:span text:style-name="T56">List of </text:span><text:span text:style-name="T59">seats available are displayed</text:span></text:p>
              </text:list-item>
              <text:list-item>
                <text:p text:style-name="P97"><text:span text:style-name="T56">User clicked on </text:span><text:span text:style-name="T59">seat </text:span><text:span text:style-name="T56">to reserve</text:span></text:p>
              </text:list-item>
              <text:list-item>
                <text:p text:style-name="P97"><text:span text:style-name="T56">User is given option to view suggestions</text:span></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132"><text:span text:style-name="T1">Assumptions:</text:span><text:span text:style-name="T77"> </text:span><text:span text:style-name="T13"><text:s/></text:span><text:span text:style-name="T21">None</text:span></text:p>
          </table:table-cell>
          <table:covered-table-cell/>
          <table:covered-table-cell/>
          <table:covered-table-cell/>
          <table:covered-table-cell/>
        </table:table-row>
        <table:table-row table:style-name="Table8.10">
          <table:table-cell table:style-name="Table8.E1" table:number-columns-spanned="5" office:value-type="string">
            <text:p text:style-name="P128">Implementation Constraints and Specifications:</text:p>
            <text:p text:style-name="P136"><text:span text:style-name="T12">The </text:span><text:span text:style-name="T22">l</text:span><text:span text:style-name="T12">ist of </text:span><text:span text:style-name="T22">seats </text:span><text:span text:style-name="T12">available in theaters is small enough to be displayed. </text:span></text:p>
          </table:table-cell>
          <table:covered-table-cell/>
          <table:covered-table-cell/>
          <table:covered-table-cell/>
          <table:covered-table-cell/>
        </table:table-row>
      </table:table>
      <text:p text:style-name="P113"/>
      <text:p text:style-name="P115"/>
      <text:h text:style-name="Heading_20_2" text:outline-level="2"><text:bookmark-start text:name="__RefHeading__731_556256414"/>2.2 <text:s/>Assumptions and Dependencies<text:bookmark-end text:name="__RefHeading__731_556256414"/></text:h>
      <text:p text:style-name="InfoBlue">[This section describes any key technical feasibility, subsystem or component availability, or other project related assumptions on which the viability of the software described by this SRS may be based.]<text:span text:style-name="T39"> [Here, please include any limitations, constraints, restrictions identified for the application.]</text:span></text:p>
      <text:p text:style-name="Text_20_body"/>
      <text:h text:style-name="Heading_20_1" text:outline-level="1"><text:bookmark-start text:name="__RefHeading__733_556256414"/>3. <text:s/>Specific Requirements <text:bookmark-end text:name="__RefHeading__733_556256414"/></text:h>
      <text:p text:style-name="InfoBlue">[This section of the SRS should contain all the software requirements to a level of detail sufficient to enable designers to design a system to satisfy those requirements, and testers to test that the system satisfies those requirements. <text:s/>When using use-case modeling, these requirements are captured in the use cases and the applicable supplementary specifications. <text:s/>If use-case modeling is not used, the outline for supplementary specifications may be inserted directly into this section.]</text:p>
      <text:p text:style-name="P16"/>
      <text:h text:style-name="Heading_20_2" text:outline-level="2"><text:bookmark-start text:name="__RefHeading__735_556256414"/>3.1 <text:s/>Classes/Objects<text:bookmark-end text:name="__RefHeading__735_556256414"/></text:h>
      <text:p text:style-name="P30"><text:span text:style-name="T40">Here, insert your </text:span><text:span text:style-name="T41">conceptual </text:span><text:span text:style-name="T40">UML class inheritance diagram</text:span><text:span text:style-name="T42">.</text:span></text:p>
      <text:p text:style-name="P31"/>
      <text:p text:style-name="P137">After you conduct your CRC modeling exercise for all use-cases and decided on your potential “analysis” classes, use the following table format to describe these classes.</text:p>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T1">Class name: </text:span><text:span text:style-name="T63"><text:s/>The class name</text:span></text:p>
          </table:table-cell>
          <table:covered-table-cell/>
        </table:table-row>
        <table:table-row table:style-name="Table2.2">
          <table:table-cell table:style-name="Table2.A1" table:number-columns-spanned="2" office:value-type="string">
            <text:p text:style-name="Standard"><text:span text:style-name="T1">Brief description: <text:s text:c="2"/></text:span><text:span text:style-name="T63">Brief description of the <text:s/>class</text:span></text:p>
          </table:table-cell>
          <table:covered-table-cell/>
        </table:table-row>
        <table:table-row table:style-name="Table2.1">
          <table:table-cell table:style-name="Table2.A3" office:value-type="string">
            <text:p text:style-name="P8">Attributes (fields)</text:p>
          </table:table-cell>
          <table:table-cell table:style-name="Table2.A1" office:value-type="string">
            <text:p text:style-name="P8">Attribute Description</text:p>
          </table:table-cell>
        </table:table-row>
        <table:table-row table:style-name="Table2.1">
          <table:table-cell table:style-name="Table2.A3" office:value-type="string">
            <text:p text:style-name="P17">Attribute 1</text:p>
          </table:table-cell>
          <table:table-cell table:style-name="Table2.A1" office:value-type="string">
            <text:p text:style-name="P17">Brief description of attribute 1</text:p>
          </table:table-cell>
        </table:table-row>
        <table:table-row table:style-name="Table2.1">
          <table:table-cell table:style-name="Table2.A3" office:value-type="string">
            <text:p text:style-name="P17">Attribute 2</text:p>
          </table:table-cell>
          <table:table-cell table:style-name="Table2.A1" office:value-type="string">
            <text:p text:style-name="P17">Brief description of attribute2</text:p>
          </table:table-cell>
        </table:table-row>
        <table:table-row table:style-name="Table2.1">
          <table:table-cell table:style-name="Table2.A3" office:value-type="string">
            <text:p text:style-name="P18">. . .</text:p>
          </table:table-cell>
          <table:table-cell table:style-name="Table2.A1" office:value-type="string">
            <text:p text:style-name="P18">. . .</text:p>
          </table:table-cell>
        </table:table-row>
        <table:table-row table:style-name="Table2.7">
          <table:table-cell table:style-name="Table2.A3" office:value-type="string">
            <text:p text:style-name="P8">Methods (operations)</text:p>
          </table:table-cell>
          <table:table-cell table:style-name="Table2.A1" office:value-type="string">
            <text:p text:style-name="P8">Method Description</text:p>
          </table:table-cell>
        </table:table-row>
        <table:table-row table:style-name="Table2.8">
          <table:table-cell table:style-name="Table2.A3" office:value-type="string">
            <text:p text:style-name="P17">Method 1</text:p>
          </table:table-cell>
          <table:table-cell table:style-name="Table2.A1" office:value-type="string">
            <text:p text:style-name="P17">Brief description of method1 1</text:p>
          </table:table-cell>
        </table:table-row>
        <table:table-row table:style-name="Table2.8">
          <table:table-cell table:style-name="Table2.A3" office:value-type="string">
            <text:p text:style-name="P17">Method 2</text:p>
          </table:table-cell>
          <table:table-cell table:style-name="Table2.A1" office:value-type="string">
            <text:p text:style-name="P17">Brief description of method 2</text:p>
          </table:table-cell>
        </table:table-row>
        <table:table-row table:style-name="Table2.1">
          <table:table-cell table:style-name="Table2.A3" office:value-type="string">
            <text:p text:style-name="P18">. . .</text:p>
          </table:table-cell>
          <table:table-cell table:style-name="Table2.A1" office:value-type="string">
            <text:p text:style-name="P18">. . .</text:p>
          </table:table-cell>
        </table:table-row>
      </table:table>
      <text:p text:style-name="P16"/>
      <text:h text:style-name="Heading_20_2" text:outline-level="2"><text:bookmark-start text:name="__RefHeading__737_556256414"/>3.2 <text:s/>O<text:span text:style-name="T65">bject Collaboration Diagrams</text:span><text:bookmark-end text:name="__RefHeading__737_556256414"/></text:h>
      <text:p text:style-name="P26"><text:span text:style-name="T43"><text:s/></text:span><text:span text:style-name="T62">Draw a UML object collaboration diagram.</text:span></text:p>
      <text:p text:style-name="P16"/>
      <text:h text:style-name="Heading_20_2" text:outline-level="2"><text:bookmark-start text:name="__RefHeading__739_556256414"/>3.3 <text:s/><text:span text:style-name="T65">Sequence Diagrams</text:span><text:bookmark-end text:name="__RefHeading__739_556256414"/></text:h>
      <text:p text:style-name="P26"><text:span text:style-name="T43"><text:s/></text:span><text:span text:style-name="T62">Draw a UML sequence diagram </text:span><text:span text:style-name="T64">for each use-case</text:span><text:span text:style-name="T62">. The diagram is derived from the “Typical Flow of Event” section of the use-case description table.</text:span></text:p>
      <text:p text:style-name="P16"/>
      <text:h text:style-name="Heading_20_2" text:outline-level="2"><text:bookmark-start text:name="__RefHeading__741_556256414"/>3.4 <text:s/>Object Behavior Diagrams<text:bookmark-end text:name="__RefHeading__741_556256414"/></text:h>
      <text:p text:style-name="P122">Draw a UML State Transition Diagram for the entire application.</text:p>
      <text:p text:style-name="P16"/>
      <text:h text:style-name="Heading_20_2" text:outline-level="2"><text:bookmark-start text:name="__RefHeading__743_556256414"/><text:soft-page-break/>3.5 <text:s/><text:span text:style-name="T65">Performance Requirements</text:span><text:bookmark-end text:name="__RefHeading__743_556256414"/></text:h>
      <text:p text:style-name="P122">List any performance requirements specific to this project.</text:p>
      <text:p text:style-name="P16"/>
      <text:h text:style-name="Heading_20_2" text:outline-level="2"><text:bookmark-start text:name="__RefHeading__745_556256414"/>3.6 <text:s/><text:span text:style-name="T65">Other Requirements</text:span><text:bookmark-end text:name="__RefHeading__745_556256414"/></text:h>
      <text:p text:style-name="P24"><text:span text:style-name="T62">List any other requirement</text:span><text:span text:style-name="T61">s that may not be included in the use cases.</text:span></text:p>
      <text:p text:style-name="P19"/>
      <text:p text:style-name="P39"/>
      <text:h text:style-name="Heading_20_1" text:outline-level="1"><text:bookmark-start text:name="__RefHeading__747_556256414"/>4. <text:s/>Supporting Information<text:bookmark-end text:name="__RefHeading__747_556256414"/></text:h>
      <text:p text:style-name="InfoBlue">[The supporting information makes the SRS easier to use. <text:s/>It includes: a) Index, c) Appendices. <text:s/>These may include use-case storyboard, CRC cards, user-interface prototypes, appendices, index, etc. <text:s/>When appendices are included, the SRS should explicitly state whether or not the appendices are to be considered part of the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51461*"/>
    </style:style>
    <style:style style:name="Heading_5f_table.B" style:display-name="Heading_table.B" style:family="table-column">
      <style:table-column-properties style:column-width="1.3958in" style:rel-column-width="14074*"/>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FEB-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1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12T01:46:32.125309743</dc:date>
    <meta:editing-cycles>24</meta:editing-cycles>
    <meta:editing-duration>PT6H6S</meta:editing-duration>
    <meta:generator>LibreOffice/4.1.5.3$Linux_X86_64 LibreOffice_project/410m0$Build-3</meta:generator>
    <meta:document-statistic meta:table-count="10" meta:image-count="0" meta:object-count="0" meta:page-count="14" meta:paragraph-count="295" meta:word-count="2134" meta:character-count="13970" meta:non-whitespace-character-count="11815"/>
  </office:meta>
</office:document-meta>
</file>